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0.3pt"/>
    </style:style>
    <style:style style:name="co14" style:family="table-column">
      <style:table-column-properties fo:break-before="auto" style:column-width="35.46pt"/>
    </style:style>
    <style:style style:name="co3" style:family="table-column">
      <style:table-column-properties fo:break-before="auto" style:column-width="124.44pt"/>
    </style:style>
    <style:style style:name="co4" style:family="table-column">
      <style:table-column-properties fo:break-before="auto" style:column-width="47.45pt"/>
    </style:style>
    <style:style style:name="co5" style:family="table-column">
      <style:table-column-properties fo:break-before="auto" style:column-width="23.36pt"/>
    </style:style>
    <style:style style:name="co6" style:family="table-column">
      <style:table-column-properties fo:break-before="auto" style:column-width="24.46pt"/>
    </style:style>
    <style:style style:name="co7" style:family="table-column">
      <style:table-column-properties fo:break-before="auto" style:column-width="31.66pt"/>
    </style:style>
    <style:style style:name="co8" style:family="table-column">
      <style:table-column-properties fo:break-before="auto" style:column-width="36.31pt"/>
    </style:style>
    <style:style style:name="co9" style:family="table-column">
      <style:table-column-properties fo:break-before="auto" style:column-width="35.94pt"/>
    </style:style>
    <style:style style:name="co10" style:family="table-column">
      <style:table-column-properties fo:break-before="auto" style:column-width="25.06pt"/>
    </style:style>
    <style:style style:name="co11" style:family="table-column">
      <style:table-column-properties fo:break-before="auto" style:column-width="37.16pt"/>
    </style:style>
    <style:style style:name="co12" style:family="table-column">
      <style:table-column-properties fo:break-before="auto" style:column-width="144pt"/>
    </style:style>
    <style:style style:name="co15" style:family="table-column">
      <style:table-column-properties fo:break-before="auto" style:column-width="33.9pt"/>
    </style:style>
    <style:style style:name="co16" style:family="table-column">
      <style:table-column-properties fo:break-before="auto" style:column-width="32.6pt"/>
    </style:style>
    <style:style style:name="co17" style:family="table-column">
      <style:table-column-properties fo:break-before="auto" style:column-width="28.66pt"/>
    </style:style>
    <style:style style:name="co18" style:family="table-column">
      <style:table-column-properties fo:break-before="auto" style:column-width="29.25pt"/>
    </style:style>
    <style:style style:name="co19" style:family="table-column">
      <style:table-column-properties fo:break-before="auto" style:column-width="48.7pt"/>
    </style:style>
    <style:style style:name="co20" style:family="table-column">
      <style:table-column-properties fo:break-before="auto" style:column-width="65.54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738.34pt"/>
    </style:style>
    <style:style style:name="ro6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ro3" style:family="table-row">
      <style:table-row-properties style:row-height="24.21pt" fo:break-before="auto" style:use-optimal-row-height="true"/>
    </style:style>
    <style:style style:name="ro4" style:family="table-row">
      <style:table-row-properties style:row-height="57.66pt" fo:break-before="auto" style:use-optimal-row-height="true"/>
    </style:style>
    <style:style style:name="ro5" style:family="table-row">
      <style:table-row-properties style:row-height="35.35pt" fo:break-before="auto" style:use-optimal-row-height="true"/>
    </style:style>
    <style:style style:name="ro7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7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1" style:family="table-cell" style:parent-style-name="Default" style:data-style-name="N3">
      <style:table-cell-properties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style:text-align-source="fix" style:repeat-content="false" style:vertical-align="top"/>
      <style:paragraph-properties fo:text-align="center" fo:margin-left="0pt"/>
    </style:style>
    <style:style style:name="ce1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no-wrap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use-regular-expressions="false">
        <table:iteration table:maximum-difference="0.0001"/>
      </table:calculation-settings>
      <table:table table:name="MonsterDatabase" table:style-name="ta1">
        <office:forms form:automatic-focus="false" form:apply-design-mode="false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8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8"/>
        <table:table-column table:style-name="co12" table:default-cell-style-name="ce10"/>
        <table:table-column table:style-name="co15" table:default-cell-style-name="ce6"/>
        <table:table-column table:style-name="co16" table:default-cell-style-name="ce6"/>
        <table:table-column table:style-name="co13" table:default-cell-style-name="ce6"/>
        <table:table-column table:style-name="co14" table:default-cell-style-name="ce6"/>
        <table:table-column table:style-name="co17" table:default-cell-style-name="ce6"/>
        <table:table-column table:style-name="co18" table:visibility="collapse" table:default-cell-style-name="ce6"/>
        <table:table-column table:style-name="co19" table:visibility="collapse" table:default-cell-style-name="ce12"/>
        <table:table-column table:style-name="co20" table:default-cell-style-name="ce4"/>
        <table:table-column table:style-name="co21" table:number-columns-repeated="1001" table:default-cell-style-name="ce4"/>
        <table:table-row table:style-name="ro2">
          <table:table-cell table:style-name="ce3" office:value-type="string" calcext:value-type="string">
            <text:p>Monster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MV</text:p>
          </table:table-cell>
          <table:table-cell table:style-name="ce7" office:value-type="string" calcext:value-type="string">
            <text:p>HD</text:p>
          </table:table-cell>
          <table:table-cell table:style-name="ce5" office:value-type="string" calcext:value-type="string">
            <text:p>Lair%</text:p>
          </table:table-cell>
          <table:table-cell table:style-name="ce5" office:value-type="string" calcext:value-type="string">
            <text:p>Treas</text:p>
          </table:table-cell>
          <table:table-cell table:style-name="ce5" office:value-type="string" calcext:value-type="string">
            <text:p>Atk</text:p>
          </table:table-cell>
          <table:table-cell table:style-name="ce7" office:value-type="string" calcext:value-type="string">
            <text:p>Dam</text:p>
          </table:table-cell>
          <table:table-cell table:style-name="ce9" office:value-type="string" calcext:value-type="string">
            <text:p>Special</text:p>
          </table:table-cell>
          <table:table-cell table:style-name="ce5" office:value-type="string" calcext:value-type="string">
            <text:p>Align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EHD</text:p>
          </table:table-cell>
          <table:table-cell table:style-name="ce5" office:value-type="string" calcext:value-type="string">
            <text:p>Table</text:p>
          </table:table-cell>
          <table:table-cell table:style-name="ce5" office:value-type="string" calcext:value-type="string">
            <text:p>Src</text:p>
          </table:table-cell>
          <table:table-cell table:style-name="ce5" office:value-type="string" calcext:value-type="string">
            <text:p>HD#</text:p>
          </table:table-cell>
          <table:table-cell table:style-name="ce11" office:value-type="string" calcext:value-type="string">
            <text:p>MM</text:p>
          </table:table-cell>
          <table:table-cell table:style-name="ce3" table:number-columns-repeated="1002"/>
        </table:table-row>
        <table:table-row table:style-name="ro2">
          <table:table-cell office:value-type="string" calcext:value-type="string">
            <text:p>Rat</text:p>
          </table:table-cell>
          <table:table-cell office:value-type="string" calcext:value-type="string">
            <text:p>1d1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/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 Centipede</text:p>
          </table:table-cell>
          <table:table-cell office:value-type="string" calcext:value-type="string">
            <text:p>2d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/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Poison (-4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 Rat</text:p>
          </table:table-cell>
          <table:table-cell office:value-type="string" calcext:value-type="string">
            <text:p>5d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/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 Beetle, Fire</text:p>
          </table:table-cell>
          <table:table-cell office:value-type="string" calcext:value-type="string">
            <text:p>3d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tirge</text:p>
          </table:table-cell>
          <table:table-cell office:value-type="string" calcext:value-type="string">
            <text:p>3d1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</text:p>
          </table:table-cell>
          <table:table-cell office:value-type="string" calcext:value-type="string">
            <text:p>Flight (18), HitBonus (3), BloodDrain (3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arge Spider</text:p>
          </table:table-cell>
          <table:table-cell office:value-type="string" calcext:value-type="string">
            <text:p>2d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oison (-2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 Beetle, Bombardier</text:p>
          </table:table-cell>
          <table:table-cell office:value-type="string" calcext:value-type="string">
            <text:p>3d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AcidBreath (2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office:value-type="float" office:value="16.2" calcext:value-type="float">
            <text:p>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rse, Ligh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 Frog</text:p>
          </table:table-cell>
          <table:table-cell office:value-type="string" calcext:value-type="string">
            <text:p>4d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Hopping, Grabb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rse, Draf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+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rse, Medium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+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+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olf</text:p>
          </table:table-cell>
          <table:table-cell office:value-type="string" calcext:value-type="string">
            <text:p>2d1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 Ant, Worker</text:p>
          </table:table-cell>
          <table:table-cell office:value-type="string" calcext:value-type="string">
            <text:p>1d10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rse, Heav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 Lizard</text:p>
          </table:table-cell>
          <table:table-cell office:value-type="string" calcext:value-type="string">
            <text:p>2d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+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 Hog</text:p>
          </table:table-cell>
          <table:table-cell office:value-type="string" calcext:value-type="string">
            <text:p>1d1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+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 Toad</text:p>
          </table:table-cell>
          <table:table-cell office:value-type="string" calcext:value-type="string">
            <text:p>3d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Hopping, Grabbing, Pois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2</text:p>
          </table:table-cell>
          <table:table-cell office:value-type="float" office:value="2" calcext:value-type="float">
            <text:p>2</text:p>
          </table:table-cell>
          <table:table-cell office:value-type="float" office:value="16.5" calcext:value-type="float">
            <text:p>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 Tick</text:p>
          </table:table-cell>
          <table:table-cell office:value-type="string" calcext:value-type="string">
            <text:p>3d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</text:p>
          </table:table-cell>
          <table:table-cell office:value-type="string" calcext:value-type="string">
            <text:p>BloodDrain (6), Dise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 Weasel</text:p>
          </table:table-cell>
          <table:table-cell office:value-type="string" calcext:value-type="string">
            <text:p>1d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+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BloodDrain (6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hite Ape</text:p>
          </table:table-cell>
          <table:table-cell office:value-type="string" calcext:value-type="string">
            <text:p>2d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 Wasp</text:p>
          </table:table-cell>
          <table:table-cell office:value-type="string" calcext:value-type="string">
            <text:p>3d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Flight (24), Pois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2</text:p>
          </table:table-cell>
          <table:table-cell office:value-type="float" office:value="3" calcext:value-type="float">
            <text:p>3</text:p>
          </table:table-cell>
          <table:table-cell office:value-type="float" office:value="46.2" calcext:value-type="float">
            <text:p>4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 Ant, Warrior</text:p>
          </table:table-cell>
          <table:table-cell office:value-type="string" calcext:value-type="string">
            <text:p>1d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 Beetle, Boring</text:p>
          </table:table-cell>
          <table:table-cell office:value-type="string" calcext:value-type="string">
            <text:p>2d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2</text:p>
          </table:table-cell>
          <table:table-cell office:value-type="float" office:value="5" calcext:value-type="float">
            <text:p>5</text:p>
          </table:table-cell>
          <table:table-cell office:value-type="float" office:value="94.5" calcext:value-type="float">
            <text:p>9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 Snake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+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Constri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 Scorpion</text:p>
          </table:table-cell>
          <table:table-cell office:value-type="string" calcext:value-type="string">
            <text:p>1d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+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 Slu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+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AcidSpitt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1</text:p>
          </table:table-cell>
          <table:table-cell office:value-type="float" office:value="12" calcext:value-type="float">
            <text:p>12</text:p>
          </table:table-cell>
          <table:table-cell office:value-type="float" office:value="218.4" calcext:value-type="float">
            <text:p>21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 Beetle, Stag</text:p>
          </table:table-cell>
          <table:table-cell office:value-type="string" calcext:value-type="string">
            <text:p>2d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inotaur Lizard</text:p>
          </table:table-cell>
          <table:table-cell office:value-type="string" calcext:value-type="string">
            <text:p>1d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re Lizard</text:p>
          </table:table-cell>
          <table:table-cell office:value-type="string" calcext:value-type="string">
            <text:p>1d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FireBreath (2), FireImmuni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2</text:p>
          </table:table-cell>
          <table:table-cell office:value-type="float" office:value="12" calcext:value-type="float">
            <text:p>12</text:p>
          </table:table-cell>
          <table:table-cell office:value-type="float" office:value="757.5" calcext:value-type="float">
            <text:p>75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 Beetle, Rhinoceros</text:p>
          </table:table-cell>
          <table:table-cell office:value-type="string" calcext:value-type="string">
            <text:p>1d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d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munculu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</text:p>
          </table:table-cell>
          <table:table-cell office:value-type="string" calcext:value-type="string">
            <text:p>Flight (18), Telepath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izard Man</text:p>
          </table:table-cell>
          <table:table-cell office:value-type="string" calcext:value-type="string">
            <text:p>1d4x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+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Swimming (12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1</text:p>
          </table:table-cell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Wererat</text:p>
          </table:table-cell>
          <table:table-cell office:value-type="string" calcext:value-type="string">
            <text:p>8d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Lycanthropy, SilverToHit, Stealth (2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hadow</text:p>
          </table:table-cell>
          <table:table-cell office:value-type="string" calcext:value-type="string">
            <text:p>2d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+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MagicToHit (1), StrengthDrain, Spaw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1</text:p>
          </table:table-cell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erewolf</text:p>
          </table:table-cell>
          <table:table-cell office:value-type="string" calcext:value-type="string">
            <text:p>2d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Lycanthropy, SilverToH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45.8" calcext:value-type="float">
            <text:p>4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ereboar</text:p>
          </table:table-cell>
          <table:table-cell office:value-type="string" calcext:value-type="string">
            <text:p>2d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+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Lycanthropy, SilverToH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88.6" calcext:value-type="float">
            <text:p>8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ink Dog</text:p>
          </table:table-cell>
          <table:table-cell office:value-type="string" calcext:value-type="string">
            <text:p>4d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Blinki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1</text:p>
          </table:table-cell>
          <table:table-cell office:value-type="float" office:value="4" calcext:value-type="float">
            <text:p>4</text:p>
          </table:table-cell>
          <table:table-cell office:value-type="float" office:value="36.8" calcext:value-type="float">
            <text:p>3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Hell Hound</text:p>
          </table:table-cell>
          <table:table-cell office:value-type="string" calcext:value-type="string">
            <text:p>2d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FireBreath (3), Stealth (2), Detec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</text:p>
          </table:table-cell>
          <table:table-cell office:value-type="float" office:value="3" calcext:value-type="float">
            <text:p>3</text:p>
          </table:table-cell>
          <table:table-cell office:value-type="float" office:value="30.8" calcext:value-type="float">
            <text:p>3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oppleganger</text:p>
          </table:table-cell>
          <table:table-cell office:value-type="string" calcext:value-type="string">
            <text:p>3d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Polymorphism, SaveBonus (6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</text:p>
          </table:table-cell>
          <table:table-cell office:value-type="float" office:value="4" calcext:value-type="float">
            <text:p>4</text:p>
          </table:table-cell>
          <table:table-cell office:value-type="float" office:value="50.1" calcext:value-type="float">
            <text:p>5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eretiger</text:p>
          </table:table-cell>
          <table:table-cell office:value-type="string" calcext:value-type="string">
            <text:p>2d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Lycanthropy, SilverToH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wl Bear</text:p>
          </table:table-cell>
          <table:table-cell office:value-type="string" calcext:value-type="string">
            <text:p>1d4+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Grabb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1</text:p>
          </table:table-cell>
          <table:table-cell office:value-type="float" office:value="5" calcext:value-type="float">
            <text:p>5</text:p>
          </table:table-cell>
          <table:table-cell office:value-type="float" office:value="169.7" calcext:value-type="float">
            <text:p>17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inotaur</text:p>
          </table:table-cell>
          <table:table-cell office:value-type="string" calcext:value-type="string">
            <text:p>1d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Fearlessne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57.4" calcext:value-type="float">
            <text:p>5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argoyle</text:p>
          </table:table-cell>
          <table:table-cell office:value-type="string" calcext:value-type="string">
            <text:p>2d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Flight (15), MagicToHit (1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39.3" calcext:value-type="float">
            <text:p>3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erebear</text:p>
          </table:table-cell>
          <table:table-cell office:value-type="string" calcext:value-type="string">
            <text:p>2d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Lycanthropy, SilverToH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405" calcext:value-type="float">
            <text:p>40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isplacer Beast</text:p>
          </table:table-cell>
          <table:table-cell office:value-type="string" calcext:value-type="string">
            <text:p>1d4+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1</text:p>
          </table:table-cell>
          <table:table-cell office:value-type="string" calcext:value-type="string">
            <text:p>Displacement, SaveBonus (6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1</text:p>
          </table:table-cell>
          <table:table-cell office:value-type="float" office:value="6" calcext:value-type="float">
            <text:p>6</text:p>
          </table:table-cell>
          <table:table-cell office:value-type="float" office:value="202.5" calcext:value-type="float">
            <text:p>20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ockatrice</text:p>
          </table:table-cell>
          <table:table-cell office:value-type="string" calcext:value-type="string">
            <text:p>1d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Flight (9), Petrific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49.2" calcext:value-type="float">
            <text:p>4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lamander</text:p>
          </table:table-cell>
          <table:table-cell office:value-type="string" calcext:value-type="string">
            <text:p>1d4+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+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Constriction, FireImmunit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1</text:p>
          </table:table-cell>
          <table:table-cell office:value-type="float" office:value="7" calcext:value-type="float">
            <text:p>7</text:p>
          </table:table-cell>
          <table:table-cell office:value-type="float" office:value="168.9" calcext:value-type="float">
            <text:p>16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arpy</text:p>
          </table:table-cell>
          <table:table-cell office:value-type="string" calcext:value-type="string">
            <text:p>2d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Flight (15), MassCha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1</text:p>
          </table:table-cell>
          <table:table-cell office:value-type="float" office:value="3" calcext:value-type="float">
            <text:p>3</text:p>
          </table:table-cell>
          <table:table-cell office:value-type="float" office:value="22.2" calcext:value-type="float">
            <text:p>2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anticore</text:p>
          </table:table-cell>
          <table:table-cell office:value-type="string" calcext:value-type="string">
            <text:p>1d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+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Flight (18), TailSpik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ydra, 6 Head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Multihea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hase Spider</text:p>
          </table:table-cell>
          <table:table-cell office:value-type="string" calcext:value-type="string">
            <text:p>1d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Phasing, Pois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1</text:p>
          </table:table-cell>
          <table:table-cell office:value-type="float" office:value="5" calcext:value-type="float">
            <text:p>5</text:p>
          </table:table-cell>
          <table:table-cell office:value-type="float" office:value="59.1" calcext:value-type="float">
            <text:p>5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yvern</text:p>
          </table:table-cell>
          <table:table-cell office:value-type="string" calcext:value-type="string">
            <text:p>1d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Flight (24), Pois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149.4" calcext:value-type="float">
            <text:p>14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himera</text:p>
          </table:table-cell>
          <table:table-cell office:value-type="string" calcext:value-type="string">
            <text:p>1d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Flight (18), FireBreath (3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edusa</text:p>
          </table:table-cell>
          <table:table-cell office:value-type="string" calcext:value-type="string">
            <text:p>1d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PetrifyingGaze, Pois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orgon</text:p>
          </table:table-cell>
          <table:table-cell office:value-type="string" calcext:value-type="string">
            <text:p>1d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PetrifyingBreat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arrion Crawler</text:p>
          </table:table-cell>
          <table:table-cell office:value-type="string" calcext:value-type="string">
            <text:p>1d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+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Paralys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1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ragon, White</text:p>
          </table:table-cell>
          <table:table-cell office:value-type="string" calcext:value-type="string">
            <text:p>1d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Flight (24), Fear, Detection (15), ColdBreat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Roper</text:p>
          </table:table-cell>
          <table:table-cell office:value-type="string" calcext:value-type="string">
            <text:p>1d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6</text:p>
          </table:table-cell>
          <table:table-cell office:value-type="string" calcext:value-type="string">
            <text:p>MagicResistance (80), SappingStrands, LightningImmunity, ColdResistance, FireVulnerabilit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ragon, Black</text:p>
          </table:table-cell>
          <table:table-cell office:value-type="string" calcext:value-type="string">
            <text:p>1d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Flight (24), Fear, Detection (15), AcidBreat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298.3" calcext:value-type="float">
            <text:p>298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alrog</text:p>
          </table:table-cell>
          <table:table-cell office:value-type="string" calcext:value-type="string">
            <text:p>1d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Flight (15), MagicResistance (75), Immola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 office:value-type="float" office:value="273.5" calcext:value-type="float">
            <text:p>27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ber Hulk</text:p>
          </table:table-cell>
          <table:table-cell office:value-type="string" calcext:value-type="string">
            <text:p>1d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1</text:p>
          </table:table-cell>
          <table:table-cell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ydra, 10 Head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Multihea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 office:value-type="float" office:value="707.1" calcext:value-type="float">
            <text:p>707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Mind Flayer</text:p>
          </table:table-cell>
          <table:table-cell office:value-type="string" calcext:value-type="string">
            <text:p>1d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+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MagicResistance (90), MindBlast, Grabbing, BrainConsump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1</text:p>
          </table:table-cell>
          <table:table-cell office:value-type="float" office:value="8" calcext:value-type="float">
            <text:p>8</text:p>
          </table:table-cell>
          <table:table-cell office:value-type="float" office:value="700" calcext:value-type="float">
            <text:p>7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olem, Fles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d8</text:p>
          </table:table-cell>
          <table:table-cell office:value-type="string" calcext:value-type="string">
            <text:p>MagicToHit (1), SpellImmuni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ragon, Green</text:p>
          </table:table-cell>
          <table:table-cell office:value-type="string" calcext:value-type="string">
            <text:p>1d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Flight (24), Fear, Detection (15), PoisonBrea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356" calcext:value-type="float">
            <text:p>35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silisk</text:p>
          </table:table-cell>
          <table:table-cell office:value-type="string" calcext:value-type="string">
            <text:p>1d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+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PetrifyingGaze, Petrific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128.4" calcext:value-type="float">
            <text:p>128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ragon, Blue</text:p>
          </table:table-cell>
          <table:table-cell office:value-type="string" calcext:value-type="string">
            <text:p>1d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Flight (24), Fear, Detection (15), LightningBrea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9" calcext:value-type="float">
            <text:p>9</text:p>
          </table:table-cell>
          <table:table-cell office:value-type="float" office:value="526.5" calcext:value-type="float">
            <text:p>52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ragon, Red</text:p>
          </table:table-cell>
          <table:table-cell office:value-type="string" calcext:value-type="string">
            <text:p>1d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Flight (24), Fear, Detection (15), FireBreat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 office:value-type="float" office:value="675.5" calcext:value-type="float">
            <text:p>6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urple Worm</text:p>
          </table:table-cell>
          <table:table-cell office:value-type="string" calcext:value-type="string">
            <text:p>1d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Swallowing, Pois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15" calcext:value-type="float">
            <text:p>15</text:p>
          </table:table-cell>
          <table:table-cell office:value-type="float" office:value="509.3" calcext:value-type="float">
            <text:p>50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ust Monster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rros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ammasu</text:p>
          </table:table-cell>
          <table:table-cell office:value-type="string" calcext:value-type="string">
            <text:p>2d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+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Flight (24), Invisibility, DimensionDoor, Spells, ProtectionFromEvil (10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office:value-type="float" office:value="6" calcext:value-type="float">
            <text:p>6</text:p>
          </table:table-cell>
          <table:table-cell office:value-type="float" office:value="84.6" calcext:value-type="float">
            <text:p>85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Dragon, Gold</text:p>
          </table:table-cell>
          <table:table-cell office:value-type="string" calcext:value-type="string">
            <text:p>1d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Flight (24), Fear, Detection (15), FireBreath, PoisonBreath, Spell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11" calcext:value-type="float">
            <text:p>11</text:p>
          </table:table-cell>
          <table:table-cell office:value-type="float" office:value="985.3" calcext:value-type="float">
            <text:p>98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hol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Flight (3), AntiMagic, Sp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olem, Ston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8</text:p>
          </table:table-cell>
          <table:table-cell office:value-type="string" calcext:value-type="string">
            <text:p>MagicToHit (2), SpellImmunity, Slow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office:value-type="float" office:value="18" calcext:value-type="float">
            <text:p>18</text:p>
          </table:table-cell>
          <table:table-cell office:value-type="float" office:value="12960" calcext:value-type="float">
            <text:p>12,96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olem, Ir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d8</text:p>
          </table:table-cell>
          <table:table-cell office:value-type="string" calcext:value-type="string">
            <text:p>MagicToHit (3), SpellImmunity, PoisonBreath (1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office:value-type="float" office:value="24" calcext:value-type="float">
            <text:p>24</text:p>
          </table:table-cell>
          <table:table-cell office:value-type="float" office:value="32840" calcext:value-type="float">
            <text:p>32,84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nome</text:p>
          </table:table-cell>
          <table:table-cell office:value-type="string" calcext:value-type="string">
            <text:p>4d10x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SaveBonus (4), DodgeGiant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lf</text:p>
          </table:table-cell>
          <table:table-cell office:value-type="string" calcext:value-type="string">
            <text:p>3d10x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Camouflage, HitBonus (1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ixie</text:p>
          </table:table-cell>
          <table:table-cell office:value-type="string" calcext:value-type="string">
            <text:p>1d10x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Flight (18), Invisibili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ixie</text:p>
          </table:table-cell>
          <table:table-cell office:value-type="string" calcext:value-type="string">
            <text:p>1d10x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warf</text:p>
          </table:table-cell>
          <table:table-cell office:value-type="string" calcext:value-type="string">
            <text:p>4d10x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SaveBonus (4), DodgeGiant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egasus</text:p>
          </table:table-cell>
          <table:table-cell office:value-type="string" calcext:value-type="string">
            <text:p>1d1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+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Flight (48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ippogriff</text:p>
          </table:table-cell>
          <table:table-cell office:value-type="string" calcext:value-type="string">
            <text:p>2d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+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Flight (36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entaur</text:p>
          </table:table-cell>
          <table:table-cell office:value-type="string" calcext:value-type="string">
            <text:p>2d1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29.6" calcext:value-type="float">
            <text:p>3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Unicorn</text:p>
          </table:table-cell>
          <table:table-cell office:value-type="string" calcext:value-type="string">
            <text:p>1d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SaveBonus (6), Detection (24), DimensionDoor (36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ryad</text:p>
          </table:table-cell>
          <table:table-cell office:value-type="string" calcext:value-type="string">
            <text:p>1d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Charm (2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oc</text:p>
          </table:table-cell>
          <table:table-cell office:value-type="string" calcext:value-type="string">
            <text:p>1d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Flight (48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riffon</text:p>
          </table:table-cell>
          <table:table-cell office:value-type="string" calcext:value-type="string">
            <text:p>2d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Flight (3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103.6" calcext:value-type="float">
            <text:p>10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reant</text:p>
          </table:table-cell>
          <table:table-cell office:value-type="string" calcext:value-type="string">
            <text:p>2d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SummonTre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420" calcext:value-type="float">
            <text:p>42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obold</text:p>
          </table:table-cell>
          <table:table-cell office:value-type="string" calcext:value-type="string">
            <text:p>4d10x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/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LightSensitivit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oblin</text:p>
          </table:table-cell>
          <table:table-cell office:value-type="string" calcext:value-type="string">
            <text:p>4d10x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-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LightSensitivit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0.8" calcext:value-type="float">
            <text:p>0.8</text:p>
          </table:table-cell>
          <table:table-cell office:value-type="float" office:value="2.3" calcext:value-type="float">
            <text:p>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</text:p>
          </table:table-cell>
          <table:table-cell office:value-type="string" calcext:value-type="string">
            <text:p>3d10x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LightSensitivit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bgoblin</text:p>
          </table:table-cell>
          <table:table-cell office:value-type="string" calcext:value-type="string">
            <text:p>2d10x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Bravery (1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noll</text:p>
          </table:table-cell>
          <table:table-cell office:value-type="string" calcext:value-type="string">
            <text:p>2d10x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Bravery (2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ugbear</text:p>
          </table:table-cell>
          <table:table-cell office:value-type="string" calcext:value-type="string">
            <text:p>5d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1</text:p>
          </table:table-cell>
          <table:table-cell office:value-type="string" calcext:value-type="string">
            <text:p>Stealth (1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1</text:p>
          </table:table-cell>
          <table:table-cell office:value-type="float" office:value="3" calcext:value-type="float">
            <text:p>3</text:p>
          </table:table-cell>
          <table:table-cell office:value-type="float" office:value="18.4" calcext:value-type="float">
            <text:p>1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gre</text:p>
          </table:table-cell>
          <table:table-cell office:value-type="string" calcext:value-type="string">
            <text:p>3d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+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29.9" calcext:value-type="float">
            <text:p>3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, Hill</text:p>
          </table:table-cell>
          <table:table-cell office:value-type="string" calcext:value-type="string">
            <text:p>1d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RockHurl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roll</text:p>
          </table:table-cell>
          <table:table-cell office:value-type="string" calcext:value-type="string">
            <text:p>2d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+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Regeneration (3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158.4" calcext:value-type="float">
            <text:p>15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, Stone</text:p>
          </table:table-cell>
          <table:table-cell office:value-type="string" calcext:value-type="string">
            <text:p>1d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RockHurl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, Frost</text:p>
          </table:table-cell>
          <table:table-cell office:value-type="string" calcext:value-type="string">
            <text:p>1d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+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6+1</text:p>
          </table:table-cell>
          <table:table-cell office:value-type="string" calcext:value-type="string">
            <text:p>RockHurling, ColdImmunit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, Fire</text:p>
          </table:table-cell>
          <table:table-cell office:value-type="string" calcext:value-type="string">
            <text:p>1d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+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6+2</text:p>
          </table:table-cell>
          <table:table-cell office:value-type="string" calcext:value-type="string">
            <text:p>RockHurling, FireImmunit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ttin</text:p>
          </table:table-cell>
          <table:table-cell office:value-type="string" calcext:value-type="string">
            <text:p>1d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Alertne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, Cloud</text:p>
          </table:table-cell>
          <table:table-cell office:value-type="string" calcext:value-type="string">
            <text:p>1d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+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6</text:p>
          </table:table-cell>
          <table:table-cell office:value-type="string" calcext:value-type="string">
            <text:p>RockHurling, Detec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ant, Storm</text:p>
          </table:table-cell>
          <table:table-cell office:value-type="string" calcext:value-type="string">
            <text:p>1d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6+3</text:p>
          </table:table-cell>
          <table:table-cell office:value-type="string" calcext:value-type="string">
            <text:p>RockHurling, WeatherContr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Ogre Mage</text:p>
          </table:table-cell>
          <table:table-cell office:value-type="string" calcext:value-type="string">
            <text:p>1d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+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Flight (15), Invisibility, Darkness, Polymorphism, Regeneration (1), Charm, ConeOfCol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1</text:p>
          </table:table-cell>
          <table:table-cell office:value-type="float" office:value="5" calcext:value-type="float">
            <text:p>5</text:p>
          </table:table-cell>
          <table:table-cell office:value-type="float" office:value="106.2" calcext:value-type="float">
            <text:p>10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riton</text:p>
          </table:table-cell>
          <table:table-cell office:value-type="string" calcext:value-type="string">
            <text:p>5d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Spells, MagicResistance (9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office:value-type="float" office:value="5" calcext:value-type="float">
            <text:p>5</text:p>
          </table:table-cell>
          <table:table-cell office:value-type="float" office:value="202.5" calcext:value-type="float">
            <text:p>20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it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6+3</text:p>
          </table:table-cell>
          <table:table-cell office:value-type="string" calcext:value-type="string">
            <text:p>Spells, MagicResistance (6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ndit</text:p>
          </table:table-cell>
          <table:table-cell office:value-type="string" calcext:value-type="string">
            <text:p>3d10x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rserker</text:p>
          </table:table-cell>
          <table:table-cell office:value-type="string" calcext:value-type="string">
            <text:p>3d10x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2</text:p>
          </table:table-cell>
          <table:table-cell office:value-type="string" calcext:value-type="string">
            <text:p>Berserk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arrior</text:p>
          </table:table-cell>
          <table:table-cell office:value-type="string" calcext:value-type="string">
            <text:p>1d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8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ero</text:p>
          </table:table-cell>
          <table:table-cell office:value-type="string" calcext:value-type="string">
            <text:p>1d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8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shbuckler</text:p>
          </table:table-cell>
          <table:table-cell office:value-type="string" calcext:value-type="string">
            <text:p>1d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8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yrmidon</text:p>
          </table:table-cell>
          <table:table-cell office:value-type="string" calcext:value-type="string">
            <text:p>1d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8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perhero</text:p>
          </table:table-cell>
          <table:table-cell office:value-type="string" calcext:value-type="string">
            <text:p>1d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8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ord</text:p>
          </table:table-cell>
          <table:table-cell office:value-type="string" calcext:value-type="string">
            <text:p>1d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8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ray Ooz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FireImmunity, ColdImmunity, Corrosion, Grabb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elatinous Cub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1</text:p>
          </table:table-cell>
          <table:table-cell office:value-type="string" calcext:value-type="string">
            <text:p>Paralysis, LightningImmunity, ColdImmuni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Yellow Mold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WeaponImmunity, LightningImmunity, ColdImmunity, SporeClo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Green Slim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WeaponImmunity, LightningImmunity, Corrosion, Grabbing, Absorp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Ochre Jell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WeaponImmunity, LightningImmunity, Splitting, Grabb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31.5" calcext:value-type="float">
            <text:p>32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Black Pudd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6</text:p>
          </table:table-cell>
          <table:table-cell office:value-type="string" calcext:value-type="string">
            <text:p>WeaponImmunity, LightningImmunity, ColdImmunity, Splitting, Corrosion, Grabb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 office:value-type="float" office:value="202.5" calcext:value-type="float">
            <text:p>20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keleton</text:p>
          </table:table-cell>
          <table:table-cell office:value-type="string" calcext:value-type="string">
            <text:p>3d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/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Zombie</text:p>
          </table:table-cell>
          <table:table-cell office:value-type="string" calcext:value-type="string">
            <text:p>3d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Wight</text:p>
          </table:table-cell>
          <table:table-cell office:value-type="string" calcext:value-type="string">
            <text:p>2d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SilverToHit, EnergyDrain (1), Spaw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houl</text:p>
          </table:table-cell>
          <table:table-cell office:value-type="string" calcext:value-type="string">
            <text:p>2d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Paralysis, Spaw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Wraith</text:p>
          </table:table-cell>
          <table:table-cell office:value-type="string" calcext:value-type="string">
            <text:p>2d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Flight (24), SilverToHit, EnergyDrain (1), Spaw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75.6" calcext:value-type="float">
            <text:p>76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Mummy</text:p>
          </table:table-cell>
          <table:table-cell office:value-type="string" calcext:value-type="string">
            <text:p>1d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+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MagicToHit (1), DamageReduction, Rott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244.4" calcext:value-type="float">
            <text:p>244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pectre</text:p>
          </table:table-cell>
          <table:table-cell office:value-type="string" calcext:value-type="string">
            <text:p>1d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Flight (30), MagicToHit (1), EnergyDrain (2), Spaw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243" calcext:value-type="float">
            <text:p>243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Vampire</text:p>
          </table:table-cell>
          <table:table-cell office:value-type="string" calcext:value-type="string">
            <text:p>1d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Flight (12), MagicToHit (1), EnergyDrain (2), Regeneration (3), Charm (2), Spawn, SummonVermin, Polymorphis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ich</text:p>
          </table:table-cell>
          <table:table-cell office:value-type="string" calcext:value-type="string">
            <text:p>1d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10</text:p>
          </table:table-cell>
          <table:table-cell office:value-type="string" calcext:value-type="string">
            <text:p>Fear, Spells, Paralys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office:value-type="float" office:value="10" calcext:value-type="float">
            <text:p>10</text:p>
          </table:table-cell>
          <table:table-cell office:value-type="float" office:value="396" calcext:value-type="float">
            <text:p>396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Djinn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+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6-1</text:p>
          </table:table-cell>
          <table:table-cell office:value-type="string" calcext:value-type="string">
            <text:p>Flight (24), Creation, Illusion, Invisibility, GaseousForm, Whirlwind (1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138.6" calcext:value-type="float">
            <text:p>13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Invisible Stalk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Invisibility, Track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Efreet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Flight (24), Creation, Illusion, Invisibility, GaseousForm, WallOfFi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ill-O-Wisp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Light, Invisibili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Air Elemental, Sma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Flight (36), Whirlwind (3), MagicToHit (2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re Elemental, Sma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MagicToHit (2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ater Elemental, Sma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Swim (18), MagicToHit (2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660" calcext:value-type="float">
            <text:p>66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arth Elemental, Sma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6</text:p>
          </table:table-cell>
          <table:table-cell office:value-type="string" calcext:value-type="string">
            <text:p>MagicToHit (2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Air Elemental, Me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Flight (36), Whirlwind (3), MagicToHit (2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12" calcext:value-type="float">
            <text:p>12</text:p>
          </table:table-cell>
          <table:table-cell office:value-type="float" office:value="756" calcext:value-type="float">
            <text:p>75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re Elemental, Me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MagicToHit (2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12" calcext:value-type="float">
            <text:p>12</text:p>
          </table:table-cell>
          <table:table-cell office:value-type="float" office:value="1134" calcext:value-type="float">
            <text:p>1,13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ater Elemental, Me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Swim (18), MagicToHit (2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12" calcext:value-type="float">
            <text:p>12</text:p>
          </table:table-cell>
          <table:table-cell office:value-type="float" office:value="1386" calcext:value-type="float">
            <text:p>1,38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arth Elemental, Me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6</text:p>
          </table:table-cell>
          <table:table-cell office:value-type="string" calcext:value-type="string">
            <text:p>MagicToHit (2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12" calcext:value-type="float">
            <text:p>12</text:p>
          </table:table-cell>
          <table:table-cell office:value-type="float" office:value="1512" calcext:value-type="float">
            <text:p>1,51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Air Elemental, Lar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Flight (36), Whirlwind (3), MagicToHit (2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16" calcext:value-type="float">
            <text:p>16</text:p>
          </table:table-cell>
          <table:table-cell office:value-type="float" office:value="1008" calcext:value-type="float">
            <text:p>1,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re Elemental, Lar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MagicToHit (2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16" calcext:value-type="float">
            <text:p>16</text:p>
          </table:table-cell>
          <table:table-cell office:value-type="float" office:value="1512" calcext:value-type="float">
            <text:p>1,5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ater Elemental, Lar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Swim (18), MagicToHit (2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16" calcext:value-type="float">
            <text:p>16</text:p>
          </table:table-cell>
          <table:table-cell office:value-type="float" office:value="1848" calcext:value-type="float">
            <text:p>1,84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arth Elemental, Lar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6</text:p>
          </table:table-cell>
          <table:table-cell office:value-type="string" calcext:value-type="string">
            <text:p>MagicToHit (2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,016</text:p>
          </table:table-cell>
          <table:table-cell table:number-columns-repeated="1002"/>
        </table:table-row>
        <table:table-row table:style-name="ro6" table:number-rows-repeated="1048427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StatBlocks" table:style-name="ta1">
        <office:forms form:automatic-focus="false" form:apply-design-mode="false"/>
        <table:table-column table:style-name="co22" table:default-cell-style-name="ce16"/>
        <table:table-column table:style-name="co21" table:number-columns-repeated="1023" table:default-cell-style-name="ce16"/>
        <table:table-row table:style-name="ro6">
          <table:table-cell table:style-name="ce15" office:value-type="string" calcext:value-type="string">
            <text:p>Stat Blocks</text:p>
          </table:table-cell>
          <table:table-cell table:number-columns-repeated="1023"/>
        </table:table-row>
        <table:table-row table:style-name="ro6">
          <table:table-cell table:formula="of:=CONCATENATE([MonsterDatabase.A2];&quot;: AC &quot;;[MonsterDatabase.C2];&quot;, MV &quot;;[MonsterDatabase.D2];&quot;, HD &quot;;[MonsterDatabase.E2];&quot;, Atk &quot;;[MonsterDatabase.H2];&quot;, Dam &quot;;[MonsterDatabase.I2];IF([MonsterDatabase.J2]=&quot;-&quot;;&quot;&quot;;CONCATENATE(&quot;, SA &quot;;[MonsterDatabase.J2]));&quot;.&quot;)" office:value-type="string" office:string-value="Rat: AC 7, MV 15, HD 1/6, Atk 1, Dam 1." calcext:value-type="string">
            <text:p>Rat: AC 7, MV 15, HD 1/6, Atk 1, Dam 1.</text:p>
          </table:table-cell>
          <table:table-cell table:number-columns-repeated="1023"/>
        </table:table-row>
        <table:table-row table:style-name="ro6">
          <table:table-cell table:formula="of:=CONCATENATE([MonsterDatabase.A3];&quot;: AC &quot;;[MonsterDatabase.C3];&quot;, MV &quot;;[MonsterDatabase.D3];&quot;, HD &quot;;[MonsterDatabase.E3];&quot;, Atk &quot;;[MonsterDatabase.H3];&quot;, Dam &quot;;[MonsterDatabase.I3];IF([MonsterDatabase.J3]=&quot;-&quot;;&quot;&quot;;CONCATENATE(&quot;, SA &quot;;[MonsterDatabase.J3]));&quot;.&quot;)" office:value-type="string" office:string-value="Giant Centipede: AC 9, MV 15, HD 1/3, Atk 1, Dam 0, SA Poison (-4)." calcext:value-type="string">
            <text:p>Giant Centipede: AC 9, MV 15, HD 1/3, Atk 1, Dam 0, SA Poison (-4).</text:p>
          </table:table-cell>
          <table:table-cell table:number-columns-repeated="1023"/>
        </table:table-row>
        <table:table-row table:style-name="ro6">
          <table:table-cell table:formula="of:=CONCATENATE([MonsterDatabase.A4];&quot;: AC &quot;;[MonsterDatabase.C4];&quot;, MV &quot;;[MonsterDatabase.D4];&quot;, HD &quot;;[MonsterDatabase.E4];&quot;, Atk &quot;;[MonsterDatabase.H4];&quot;, Dam &quot;;[MonsterDatabase.I4];IF([MonsterDatabase.J4]=&quot;-&quot;;&quot;&quot;;CONCATENATE(&quot;, SA &quot;;[MonsterDatabase.J4]));&quot;.&quot;)" office:value-type="string" office:string-value="Giant Rat: AC 7, MV 12, HD 1/2, Atk 1, Dam 1d3, SA Disease." calcext:value-type="string">
            <text:p>Giant Rat: AC 7, MV 12, HD 1/2, Atk 1, Dam 1d3, SA Disease.</text:p>
          </table:table-cell>
          <table:table-cell table:number-columns-repeated="1023"/>
        </table:table-row>
        <table:table-row table:style-name="ro6">
          <table:table-cell table:formula="of:=CONCATENATE([MonsterDatabase.A5];&quot;: AC &quot;;[MonsterDatabase.C5];&quot;, MV &quot;;[MonsterDatabase.D5];&quot;, HD &quot;;[MonsterDatabase.E5];&quot;, Atk &quot;;[MonsterDatabase.H5];&quot;, Dam &quot;;[MonsterDatabase.I5];IF([MonsterDatabase.J5]=&quot;-&quot;;&quot;&quot;;CONCATENATE(&quot;, SA &quot;;[MonsterDatabase.J5]));&quot;.&quot;)" office:value-type="string" office:string-value="Giant Beetle, Fire: AC 4, MV 9, HD 1-1, Atk 1, Dam 1d6, SA Light." calcext:value-type="string">
            <text:p>Giant Beetle, Fire: AC 4, MV 9, HD 1-1, Atk 1, Dam 1d6, SA Light.</text:p>
          </table:table-cell>
          <table:table-cell table:number-columns-repeated="1023"/>
        </table:table-row>
        <table:table-row table:style-name="ro6">
          <table:table-cell table:formula="of:=CONCATENATE([MonsterDatabase.A6];&quot;: AC &quot;;[MonsterDatabase.C6];&quot;, MV &quot;;[MonsterDatabase.D6];&quot;, HD &quot;;[MonsterDatabase.E6];&quot;, Atk &quot;;[MonsterDatabase.H6];&quot;, Dam &quot;;[MonsterDatabase.I6];IF([MonsterDatabase.J6]=&quot;-&quot;;&quot;&quot;;CONCATENATE(&quot;, SA &quot;;[MonsterDatabase.J6]));&quot;.&quot;)" office:value-type="string" office:string-value="Stirge: AC 7, MV 18, HD 1, Atk 1, Dam 1d3, SA Flight (18), HitBonus (3), BloodDrain (3)." calcext:value-type="string">
            <text:p>Stirge: AC 7, MV 18, HD 1, Atk 1, Dam 1d3, SA Flight (18), HitBonus (3), BloodDrain (3).</text:p>
          </table:table-cell>
          <table:table-cell table:number-columns-repeated="1023"/>
        </table:table-row>
        <table:table-row table:style-name="ro6">
          <table:table-cell table:formula="of:=CONCATENATE([MonsterDatabase.A7];&quot;: AC &quot;;[MonsterDatabase.C7];&quot;, MV &quot;;[MonsterDatabase.D7];&quot;, HD &quot;;[MonsterDatabase.E7];&quot;, Atk &quot;;[MonsterDatabase.H7];&quot;, Dam &quot;;[MonsterDatabase.I7];IF([MonsterDatabase.J7]=&quot;-&quot;;&quot;&quot;;CONCATENATE(&quot;, SA &quot;;[MonsterDatabase.J7]));&quot;.&quot;)" office:value-type="string" office:string-value="Large Spider: AC 8, MV 6, HD 1+1, Atk 1, Dam 1, SA Poison (-2)." calcext:value-type="string">
            <text:p>Large Spider: AC 8, MV 6, HD 1+1, Atk 1, Dam 1, SA Poison (-2).</text:p>
          </table:table-cell>
          <table:table-cell table:number-columns-repeated="1023"/>
        </table:table-row>
        <table:table-row table:style-name="ro6">
          <table:table-cell table:formula="of:=CONCATENATE([MonsterDatabase.A8];&quot;: AC &quot;;[MonsterDatabase.C8];&quot;, MV &quot;;[MonsterDatabase.D8];&quot;, HD &quot;;[MonsterDatabase.E8];&quot;, Atk &quot;;[MonsterDatabase.H8];&quot;, Dam &quot;;[MonsterDatabase.I8];IF([MonsterDatabase.J8]=&quot;-&quot;;&quot;&quot;;CONCATENATE(&quot;, SA &quot;;[MonsterDatabase.J8]));&quot;.&quot;)" office:value-type="string" office:string-value="Giant Beetle, Bombardier: AC 4, MV 9, HD 1, Atk 1, Dam 2d6, SA AcidBreath (2)." calcext:value-type="string">
            <text:p>Giant Beetle, Bombardier: AC 4, MV 9, HD 1, Atk 1, Dam 2d6, SA AcidBreath (2).</text:p>
          </table:table-cell>
          <table:table-cell table:number-columns-repeated="1023"/>
        </table:table-row>
        <table:table-row table:style-name="ro6">
          <table:table-cell table:formula="of:=CONCATENATE([MonsterDatabase.A9];&quot;: AC &quot;;[MonsterDatabase.C9];&quot;, MV &quot;;[MonsterDatabase.D9];&quot;, HD &quot;;[MonsterDatabase.E9];&quot;, Atk &quot;;[MonsterDatabase.H9];&quot;, Dam &quot;;[MonsterDatabase.I9];IF([MonsterDatabase.J9]=&quot;-&quot;;&quot;&quot;;CONCATENATE(&quot;, SA &quot;;[MonsterDatabase.J9]));&quot;.&quot;)" office:value-type="string" office:string-value="Horse, Light: AC 7, MV 24, HD 2, Atk 1, Dam 1d6." calcext:value-type="string">
            <text:p>Horse, Light: AC 7, MV 24, HD 2, Atk 1, Dam 1d6.</text:p>
          </table:table-cell>
          <table:table-cell table:number-columns-repeated="1023"/>
        </table:table-row>
        <table:table-row table:style-name="ro6">
          <table:table-cell table:formula="of:=CONCATENATE([MonsterDatabase.A10];&quot;: AC &quot;;[MonsterDatabase.C10];&quot;, MV &quot;;[MonsterDatabase.D10];&quot;, HD &quot;;[MonsterDatabase.E10];&quot;, Atk &quot;;[MonsterDatabase.H10];&quot;, Dam &quot;;[MonsterDatabase.I10];IF([MonsterDatabase.J10]=&quot;-&quot;;&quot;&quot;;CONCATENATE(&quot;, SA &quot;;[MonsterDatabase.J10]));&quot;.&quot;)" office:value-type="string" office:string-value="Giant Frog: AC 7, MV 3, HD 2, Atk 1, Dam 1d6, SA Hopping, Grabbing." calcext:value-type="string">
            <text:p>Giant Frog: AC 7, MV 3, HD 2, Atk 1, Dam 1d6, SA Hopping, Grabbing.</text:p>
          </table:table-cell>
          <table:table-cell table:number-columns-repeated="1023"/>
        </table:table-row>
        <table:table-row table:style-name="ro6">
          <table:table-cell table:formula="of:=CONCATENATE([MonsterDatabase.A11];&quot;: AC &quot;;[MonsterDatabase.C11];&quot;, MV &quot;;[MonsterDatabase.D11];&quot;, HD &quot;;[MonsterDatabase.E11];&quot;, Atk &quot;;[MonsterDatabase.H11];&quot;, Dam &quot;;[MonsterDatabase.I11];IF([MonsterDatabase.J11]=&quot;-&quot;;&quot;&quot;;CONCATENATE(&quot;, SA &quot;;[MonsterDatabase.J11]));&quot;.&quot;)" office:value-type="string" office:string-value="Horse, Draft: AC 7, MV 12, HD 2+1, Atk 1, Dam 1d6." calcext:value-type="string">
            <text:p>Horse, Draft: AC 7, MV 12, HD 2+1, Atk 1, Dam 1d6.</text:p>
          </table:table-cell>
          <table:table-cell table:number-columns-repeated="1023"/>
        </table:table-row>
        <table:table-row table:style-name="ro6">
          <table:table-cell table:formula="of:=CONCATENATE([MonsterDatabase.A12];&quot;: AC &quot;;[MonsterDatabase.C12];&quot;, MV &quot;;[MonsterDatabase.D12];&quot;, HD &quot;;[MonsterDatabase.E12];&quot;, Atk &quot;;[MonsterDatabase.H12];&quot;, Dam &quot;;[MonsterDatabase.I12];IF([MonsterDatabase.J12]=&quot;-&quot;;&quot;&quot;;CONCATENATE(&quot;, SA &quot;;[MonsterDatabase.J12]));&quot;.&quot;)" office:value-type="string" office:string-value="Horse, Medium: AC 7, MV 18, HD 2+1, Atk 1, Dam 1d6." calcext:value-type="string">
            <text:p>Horse, Medium: AC 7, MV 18, HD 2+1, Atk 1, Dam 1d6.</text:p>
          </table:table-cell>
          <table:table-cell table:number-columns-repeated="1023"/>
        </table:table-row>
        <table:table-row table:style-name="ro6">
          <table:table-cell table:formula="of:=CONCATENATE([MonsterDatabase.A13];&quot;: AC &quot;;[MonsterDatabase.C13];&quot;, MV &quot;;[MonsterDatabase.D13];&quot;, HD &quot;;[MonsterDatabase.E13];&quot;, Atk &quot;;[MonsterDatabase.H13];&quot;, Dam &quot;;[MonsterDatabase.I13];IF([MonsterDatabase.J13]=&quot;-&quot;;&quot;&quot;;CONCATENATE(&quot;, SA &quot;;[MonsterDatabase.J13]));&quot;.&quot;)" office:value-type="string" office:string-value="Mule: AC 7, MV 12, HD 2+1, Atk 1, Dam 1d6." calcext:value-type="string">
            <text:p>Mule: AC 7, MV 12, HD 2+1, Atk 1, Dam 1d6.</text:p>
          </table:table-cell>
          <table:table-cell table:number-columns-repeated="1023"/>
        </table:table-row>
        <table:table-row table:style-name="ro6">
          <table:table-cell table:formula="of:=CONCATENATE([MonsterDatabase.A14];&quot;: AC &quot;;[MonsterDatabase.C14];&quot;, MV &quot;;[MonsterDatabase.D14];&quot;, HD &quot;;[MonsterDatabase.E14];&quot;, Atk &quot;;[MonsterDatabase.H14];&quot;, Dam &quot;;[MonsterDatabase.I14];IF([MonsterDatabase.J14]=&quot;-&quot;;&quot;&quot;;CONCATENATE(&quot;, SA &quot;;[MonsterDatabase.J14]));&quot;.&quot;)" office:value-type="string" office:string-value="Wolf: AC 7, MV 18, HD 2+2, Atk 1, Dam 1d6." calcext:value-type="string">
            <text:p>Wolf: AC 7, MV 18, HD 2+2, Atk 1, Dam 1d6.</text:p>
          </table:table-cell>
          <table:table-cell table:number-columns-repeated="1023"/>
        </table:table-row>
        <table:table-row table:style-name="ro6">
          <table:table-cell table:formula="of:=CONCATENATE([MonsterDatabase.A15];&quot;: AC &quot;;[MonsterDatabase.C15];&quot;, MV &quot;;[MonsterDatabase.D15];&quot;, HD &quot;;[MonsterDatabase.E15];&quot;, Atk &quot;;[MonsterDatabase.H15];&quot;, Dam &quot;;[MonsterDatabase.I15];IF([MonsterDatabase.J15]=&quot;-&quot;;&quot;&quot;;CONCATENATE(&quot;, SA &quot;;[MonsterDatabase.J15]));&quot;.&quot;)" office:value-type="string" office:string-value="Giant Ant, Worker: AC 3, MV 18, HD 2, Atk 1, Dam 1d6." calcext:value-type="string">
            <text:p>Giant Ant, Worker: AC 3, MV 18, HD 2, Atk 1, Dam 1d6.</text:p>
          </table:table-cell>
          <table:table-cell table:number-columns-repeated="1023"/>
        </table:table-row>
        <table:table-row table:style-name="ro6">
          <table:table-cell table:formula="of:=CONCATENATE([MonsterDatabase.A16];&quot;: AC &quot;;[MonsterDatabase.C16];&quot;, MV &quot;;[MonsterDatabase.D16];&quot;, HD &quot;;[MonsterDatabase.E16];&quot;, Atk &quot;;[MonsterDatabase.H16];&quot;, Dam &quot;;[MonsterDatabase.I16];IF([MonsterDatabase.J16]=&quot;-&quot;;&quot;&quot;;CONCATENATE(&quot;, SA &quot;;[MonsterDatabase.J16]));&quot;.&quot;)" office:value-type="string" office:string-value="Horse, Heavy: AC 7, MV 12, HD 3, Atk 1, Dam 1d6." calcext:value-type="string">
            <text:p>Horse, Heavy: AC 7, MV 12, HD 3, Atk 1, Dam 1d6.</text:p>
          </table:table-cell>
          <table:table-cell table:number-columns-repeated="1023"/>
        </table:table-row>
        <table:table-row table:style-name="ro6">
          <table:table-cell table:formula="of:=CONCATENATE([MonsterDatabase.A17];&quot;: AC &quot;;[MonsterDatabase.C17];&quot;, MV &quot;;[MonsterDatabase.D17];&quot;, HD &quot;;[MonsterDatabase.E17];&quot;, Atk &quot;;[MonsterDatabase.H17];&quot;, Dam &quot;;[MonsterDatabase.I17];IF([MonsterDatabase.J17]=&quot;-&quot;;&quot;&quot;;CONCATENATE(&quot;, SA &quot;;[MonsterDatabase.J17]));&quot;.&quot;)" office:value-type="string" office:string-value="Giant Lizard: AC 5, MV 15, HD 3+1, Atk 1, Dam 1d6." calcext:value-type="string">
            <text:p>Giant Lizard: AC 5, MV 15, HD 3+1, Atk 1, Dam 1d6.</text:p>
          </table:table-cell>
          <table:table-cell table:number-columns-repeated="1023"/>
        </table:table-row>
        <table:table-row table:style-name="ro6">
          <table:table-cell table:formula="of:=CONCATENATE([MonsterDatabase.A18];&quot;: AC &quot;;[MonsterDatabase.C18];&quot;, MV &quot;;[MonsterDatabase.D18];&quot;, HD &quot;;[MonsterDatabase.E18];&quot;, Atk &quot;;[MonsterDatabase.H18];&quot;, Dam &quot;;[MonsterDatabase.I18];IF([MonsterDatabase.J18]=&quot;-&quot;;&quot;&quot;;CONCATENATE(&quot;, SA &quot;;[MonsterDatabase.J18]));&quot;.&quot;)" office:value-type="string" office:string-value="Giant Hog: AC 7, MV 15, HD 3+3, Atk 1, Dam 1d6." calcext:value-type="string">
            <text:p>Giant Hog: AC 7, MV 15, HD 3+3, Atk 1, Dam 1d6.</text:p>
          </table:table-cell>
          <table:table-cell table:number-columns-repeated="1023"/>
        </table:table-row>
        <table:table-row table:style-name="ro6">
          <table:table-cell table:formula="of:=CONCATENATE([MonsterDatabase.A19];&quot;: AC &quot;;[MonsterDatabase.C19];&quot;, MV &quot;;[MonsterDatabase.D19];&quot;, HD &quot;;[MonsterDatabase.E19];&quot;, Atk &quot;;[MonsterDatabase.H19];&quot;, Dam &quot;;[MonsterDatabase.I19];IF([MonsterDatabase.J19]=&quot;-&quot;;&quot;&quot;;CONCATENATE(&quot;, SA &quot;;[MonsterDatabase.J19]));&quot;.&quot;)" office:value-type="string" office:string-value="Giant Toad: AC 6, MV 3, HD 2, Atk 1, Dam 1d6, SA Hopping, Grabbing, Poison." calcext:value-type="string">
            <text:p>Giant Toad: AC 6, MV 3, HD 2, Atk 1, Dam 1d6, SA Hopping, Grabbing, Poison.</text:p>
          </table:table-cell>
          <table:table-cell table:number-columns-repeated="1023"/>
        </table:table-row>
        <table:table-row table:style-name="ro6">
          <table:table-cell table:formula="of:=CONCATENATE([MonsterDatabase.A20];&quot;: AC &quot;;[MonsterDatabase.C20];&quot;, MV &quot;;[MonsterDatabase.D20];&quot;, HD &quot;;[MonsterDatabase.E20];&quot;, Atk &quot;;[MonsterDatabase.H20];&quot;, Dam &quot;;[MonsterDatabase.I20];IF([MonsterDatabase.J20]=&quot;-&quot;;&quot;&quot;;CONCATENATE(&quot;, SA &quot;;[MonsterDatabase.J20]));&quot;.&quot;)" office:value-type="string" office:string-value="Giant Tick: AC 4, MV 3, HD 3, Atk 1, Dam 1d4, SA BloodDrain (6), Disease." calcext:value-type="string">
            <text:p>Giant Tick: AC 4, MV 3, HD 3, Atk 1, Dam 1d4, SA BloodDrain (6), Disease.</text:p>
          </table:table-cell>
          <table:table-cell table:number-columns-repeated="1023"/>
        </table:table-row>
        <table:table-row table:style-name="ro6">
          <table:table-cell table:formula="of:=CONCATENATE([MonsterDatabase.A21];&quot;: AC &quot;;[MonsterDatabase.C21];&quot;, MV &quot;;[MonsterDatabase.D21];&quot;, HD &quot;;[MonsterDatabase.E21];&quot;, Atk &quot;;[MonsterDatabase.H21];&quot;, Dam &quot;;[MonsterDatabase.I21];IF([MonsterDatabase.J21]=&quot;-&quot;;&quot;&quot;;CONCATENATE(&quot;, SA &quot;;[MonsterDatabase.J21]));&quot;.&quot;)" office:value-type="string" office:string-value="Giant Weasel: AC 6, MV 15, HD 3+3, Atk 1, Dam 1d6, SA BloodDrain (6)." calcext:value-type="string">
            <text:p>Giant Weasel: AC 6, MV 15, HD 3+3, Atk 1, Dam 1d6, SA BloodDrain (6).</text:p>
          </table:table-cell>
          <table:table-cell table:number-columns-repeated="1023"/>
        </table:table-row>
        <table:table-row table:style-name="ro6">
          <table:table-cell table:formula="of:=CONCATENATE([MonsterDatabase.A22];&quot;: AC &quot;;[MonsterDatabase.C22];&quot;, MV &quot;;[MonsterDatabase.D22];&quot;, HD &quot;;[MonsterDatabase.E22];&quot;, Atk &quot;;[MonsterDatabase.H22];&quot;, Dam &quot;;[MonsterDatabase.I22];IF([MonsterDatabase.J22]=&quot;-&quot;;&quot;&quot;;CONCATENATE(&quot;, SA &quot;;[MonsterDatabase.J22]));&quot;.&quot;)" office:value-type="string" office:string-value="White Ape: AC 6, MV 12, HD 5, Atk 2, Dam 1d6." calcext:value-type="string">
            <text:p>White Ape: AC 6, MV 12, HD 5, Atk 2, Dam 1d6.</text:p>
          </table:table-cell>
          <table:table-cell table:number-columns-repeated="1023"/>
        </table:table-row>
        <table:table-row table:style-name="ro6">
          <table:table-cell table:formula="of:=CONCATENATE([MonsterDatabase.A23];&quot;: AC &quot;;[MonsterDatabase.C23];&quot;, MV &quot;;[MonsterDatabase.D23];&quot;, HD &quot;;[MonsterDatabase.E23];&quot;, Atk &quot;;[MonsterDatabase.H23];&quot;, Dam &quot;;[MonsterDatabase.I23];IF([MonsterDatabase.J23]=&quot;-&quot;;&quot;&quot;;CONCATENATE(&quot;, SA &quot;;[MonsterDatabase.J23]));&quot;.&quot;)" office:value-type="string" office:string-value="Giant Wasp: AC 5, MV 6, HD 3, Atk 1, Dam 1d6, SA Flight (24), Poison." calcext:value-type="string">
            <text:p>Giant Wasp: AC 5, MV 6, HD 3, Atk 1, Dam 1d6, SA Flight (24), Poison.</text:p>
          </table:table-cell>
          <table:table-cell table:number-columns-repeated="1023"/>
        </table:table-row>
        <table:table-row table:style-name="ro6">
          <table:table-cell table:formula="of:=CONCATENATE([MonsterDatabase.A24];&quot;: AC &quot;;[MonsterDatabase.C24];&quot;, MV &quot;;[MonsterDatabase.D24];&quot;, HD &quot;;[MonsterDatabase.E24];&quot;, Atk &quot;;[MonsterDatabase.H24];&quot;, Dam &quot;;[MonsterDatabase.I24];IF([MonsterDatabase.J24]=&quot;-&quot;;&quot;&quot;;CONCATENATE(&quot;, SA &quot;;[MonsterDatabase.J24]));&quot;.&quot;)" office:value-type="string" office:string-value="Giant Ant, Warrior: AC 3, MV 18, HD 3, Atk 1, Dam 1d6, SA Poison." calcext:value-type="string">
            <text:p>Giant Ant, Warrior: AC 3, MV 18, HD 3, Atk 1, Dam 1d6, SA Poison.</text:p>
          </table:table-cell>
          <table:table-cell table:number-columns-repeated="1023"/>
        </table:table-row>
        <table:table-row table:style-name="ro6">
          <table:table-cell table:formula="of:=CONCATENATE([MonsterDatabase.A25];&quot;: AC &quot;;[MonsterDatabase.C25];&quot;, MV &quot;;[MonsterDatabase.D25];&quot;, HD &quot;;[MonsterDatabase.E25];&quot;, Atk &quot;;[MonsterDatabase.H25];&quot;, Dam &quot;;[MonsterDatabase.I25];IF([MonsterDatabase.J25]=&quot;-&quot;;&quot;&quot;;CONCATENATE(&quot;, SA &quot;;[MonsterDatabase.J25]));&quot;.&quot;)" office:value-type="string" office:string-value="Giant Beetle, Boring: AC 3, MV 6, HD 5, Atk 1, Dam 2d6." calcext:value-type="string">
            <text:p>Giant Beetle, Boring: AC 3, MV 6, HD 5, Atk 1, Dam 2d6.</text:p>
          </table:table-cell>
          <table:table-cell table:number-columns-repeated="1023"/>
        </table:table-row>
        <table:table-row table:style-name="ro6">
          <table:table-cell table:formula="of:=CONCATENATE([MonsterDatabase.A26];&quot;: AC &quot;;[MonsterDatabase.C26];&quot;, MV &quot;;[MonsterDatabase.D26];&quot;, HD &quot;;[MonsterDatabase.E26];&quot;, Atk &quot;;[MonsterDatabase.H26];&quot;, Dam &quot;;[MonsterDatabase.I26];IF([MonsterDatabase.J26]=&quot;-&quot;;&quot;&quot;;CONCATENATE(&quot;, SA &quot;;[MonsterDatabase.J26]));&quot;.&quot;)" office:value-type="string" office:string-value="Giant Snake: AC 5, MV 9, HD 6+1, Atk 1, Dam 1d6, SA Constriction." calcext:value-type="string">
            <text:p>Giant Snake: AC 5, MV 9, HD 6+1, Atk 1, Dam 1d6, SA Constriction.</text:p>
          </table:table-cell>
          <table:table-cell table:number-columns-repeated="1023"/>
        </table:table-row>
        <table:table-row table:style-name="ro6">
          <table:table-cell table:formula="of:=CONCATENATE([MonsterDatabase.A27];&quot;: AC &quot;;[MonsterDatabase.C27];&quot;, MV &quot;;[MonsterDatabase.D27];&quot;, HD &quot;;[MonsterDatabase.E27];&quot;, Atk &quot;;[MonsterDatabase.H27];&quot;, Dam &quot;;[MonsterDatabase.I27];IF([MonsterDatabase.J27]=&quot;-&quot;;&quot;&quot;;CONCATENATE(&quot;, SA &quot;;[MonsterDatabase.J27]));&quot;.&quot;)" office:value-type="string" office:string-value="Giant Scorpion: AC 3, MV 15, HD 5+5, Atk 3, Dam 1d6, SA Poison." calcext:value-type="string">
            <text:p>Giant Scorpion: AC 3, MV 15, HD 5+5, Atk 3, Dam 1d6, SA Poison.</text:p>
          </table:table-cell>
          <table:table-cell table:number-columns-repeated="1023"/>
        </table:table-row>
        <table:table-row table:style-name="ro6">
          <table:table-cell table:formula="of:=CONCATENATE([MonsterDatabase.A28];&quot;: AC &quot;;[MonsterDatabase.C28];&quot;, MV &quot;;[MonsterDatabase.D28];&quot;, HD &quot;;[MonsterDatabase.E28];&quot;, Atk &quot;;[MonsterDatabase.H28];&quot;, Dam &quot;;[MonsterDatabase.I28];IF([MonsterDatabase.J28]=&quot;-&quot;;&quot;&quot;;CONCATENATE(&quot;, SA &quot;;[MonsterDatabase.J28]));&quot;.&quot;)" office:value-type="string" office:string-value="Giant Slug: AC 8, MV 6, HD 12+2, Atk 1, Dam 2d6, SA AcidSpitting." calcext:value-type="string">
            <text:p>Giant Slug: AC 8, MV 6, HD 12+2, Atk 1, Dam 2d6, SA AcidSpitting.</text:p>
          </table:table-cell>
          <table:table-cell table:number-columns-repeated="1023"/>
        </table:table-row>
        <table:table-row table:style-name="ro6">
          <table:table-cell table:formula="of:=CONCATENATE([MonsterDatabase.A29];&quot;: AC &quot;;[MonsterDatabase.C29];&quot;, MV &quot;;[MonsterDatabase.D29];&quot;, HD &quot;;[MonsterDatabase.E29];&quot;, Atk &quot;;[MonsterDatabase.H29];&quot;, Dam &quot;;[MonsterDatabase.I29];IF([MonsterDatabase.J29]=&quot;-&quot;;&quot;&quot;;CONCATENATE(&quot;, SA &quot;;[MonsterDatabase.J29]));&quot;.&quot;)" office:value-type="string" office:string-value="Giant Beetle, Stag: AC 3, MV 6, HD 6, Atk 3, Dam 2d6." calcext:value-type="string">
            <text:p>Giant Beetle, Stag: AC 3, MV 6, HD 6, Atk 3, Dam 2d6.</text:p>
          </table:table-cell>
          <table:table-cell table:number-columns-repeated="1023"/>
        </table:table-row>
        <table:table-row table:style-name="ro6">
          <table:table-cell table:formula="of:=CONCATENATE([MonsterDatabase.A30];&quot;: AC &quot;;[MonsterDatabase.C30];&quot;, MV &quot;;[MonsterDatabase.D30];&quot;, HD &quot;;[MonsterDatabase.E30];&quot;, Atk &quot;;[MonsterDatabase.H30];&quot;, Dam &quot;;[MonsterDatabase.I30];IF([MonsterDatabase.J30]=&quot;-&quot;;&quot;&quot;;CONCATENATE(&quot;, SA &quot;;[MonsterDatabase.J30]));&quot;.&quot;)" office:value-type="string" office:string-value="Minotaur Lizard: AC 3, MV 9, HD 8, Atk 3, Dam 2d6." calcext:value-type="string">
            <text:p>Minotaur Lizard: AC 3, MV 9, HD 8, Atk 3, Dam 2d6.</text:p>
          </table:table-cell>
          <table:table-cell table:number-columns-repeated="1023"/>
        </table:table-row>
        <table:table-row table:style-name="ro6">
          <table:table-cell table:formula="of:=CONCATENATE([MonsterDatabase.A31];&quot;: AC &quot;;[MonsterDatabase.C31];&quot;, MV &quot;;[MonsterDatabase.D31];&quot;, HD &quot;;[MonsterDatabase.E31];&quot;, Atk &quot;;[MonsterDatabase.H31];&quot;, Dam &quot;;[MonsterDatabase.I31];IF([MonsterDatabase.J31]=&quot;-&quot;;&quot;&quot;;CONCATENATE(&quot;, SA &quot;;[MonsterDatabase.J31]));&quot;.&quot;)" office:value-type="string" office:string-value="Fire Lizard: AC 2, MV 9, HD 12, Atk 2, Dam 2d6, SA FireBreath (2), FireImmunity." calcext:value-type="string">
            <text:p>Fire Lizard: AC 2, MV 9, HD 12, Atk 2, Dam 2d6, SA FireBreath (2), FireImmunity.</text:p>
          </table:table-cell>
          <table:table-cell table:number-columns-repeated="1023"/>
        </table:table-row>
        <table:table-row table:style-name="ro6">
          <table:table-cell table:formula="of:=CONCATENATE([MonsterDatabase.A32];&quot;: AC &quot;;[MonsterDatabase.C32];&quot;, MV &quot;;[MonsterDatabase.D32];&quot;, HD &quot;;[MonsterDatabase.E32];&quot;, Atk &quot;;[MonsterDatabase.H32];&quot;, Dam &quot;;[MonsterDatabase.I32];IF([MonsterDatabase.J32]=&quot;-&quot;;&quot;&quot;;CONCATENATE(&quot;, SA &quot;;[MonsterDatabase.J32]));&quot;.&quot;)" office:value-type="string" office:string-value="Giant Beetle, Rhinoceros: AC 2, MV 6, HD 12, Atk 2, Dam 2d8." calcext:value-type="string">
            <text:p>Giant Beetle, Rhinoceros: AC 2, MV 6, HD 12, Atk 2, Dam 2d8.</text:p>
          </table:table-cell>
          <table:table-cell table:number-columns-repeated="1023"/>
        </table:table-row>
        <table:table-row table:style-name="ro6">
          <table:table-cell table:formula="of:=CONCATENATE([MonsterDatabase.A33];&quot;: AC &quot;;[MonsterDatabase.C33];&quot;, MV &quot;;[MonsterDatabase.D33];&quot;, HD &quot;;[MonsterDatabase.E33];&quot;, Atk &quot;;[MonsterDatabase.H33];&quot;, Dam &quot;;[MonsterDatabase.I33];IF([MonsterDatabase.J33]=&quot;-&quot;;&quot;&quot;;CONCATENATE(&quot;, SA &quot;;[MonsterDatabase.J33]));&quot;.&quot;)" office:value-type="string" office:string-value="Homunculus: AC 7, MV 6, HD 2, Atk 1, Dam 1d3, SA Flight (18), Telepathy." calcext:value-type="string">
            <text:p>Homunculus: AC 7, MV 6, HD 2, Atk 1, Dam 1d3, SA Flight (18), Telepathy.</text:p>
          </table:table-cell>
          <table:table-cell table:number-columns-repeated="1023"/>
        </table:table-row>
        <table:table-row table:style-name="ro6">
          <table:table-cell table:formula="of:=CONCATENATE([MonsterDatabase.A34];&quot;: AC &quot;;[MonsterDatabase.C34];&quot;, MV &quot;;[MonsterDatabase.D34];&quot;, HD &quot;;[MonsterDatabase.E34];&quot;, Atk &quot;;[MonsterDatabase.H34];&quot;, Dam &quot;;[MonsterDatabase.I34];IF([MonsterDatabase.J34]=&quot;-&quot;;&quot;&quot;;CONCATENATE(&quot;, SA &quot;;[MonsterDatabase.J34]));&quot;.&quot;)" office:value-type="string" office:string-value="Lizard Man: AC 5, MV 6, HD 2+1, Atk 1, Dam 1d6, SA Swimming (12)." calcext:value-type="string">
            <text:p>Lizard Man: AC 5, MV 6, HD 2+1, Atk 1, Dam 1d6, SA Swimming (12).</text:p>
          </table:table-cell>
          <table:table-cell table:number-columns-repeated="1023"/>
        </table:table-row>
        <table:table-row table:style-name="ro6">
          <table:table-cell table:formula="of:=CONCATENATE([MonsterDatabase.A35];&quot;: AC &quot;;[MonsterDatabase.C35];&quot;, MV &quot;;[MonsterDatabase.D35];&quot;, HD &quot;;[MonsterDatabase.E35];&quot;, Atk &quot;;[MonsterDatabase.H35];&quot;, Dam &quot;;[MonsterDatabase.I35];IF([MonsterDatabase.J35]=&quot;-&quot;;&quot;&quot;;CONCATENATE(&quot;, SA &quot;;[MonsterDatabase.J35]));&quot;.&quot;)" office:value-type="string" office:string-value="Wererat: AC 7, MV 12, HD 3, Atk 1, Dam 1d6, SA Lycanthropy, SilverToHit, Stealth (2)." calcext:value-type="string">
            <text:p>Wererat: AC 7, MV 12, HD 3, Atk 1, Dam 1d6, SA Lycanthropy, SilverToHit, Stealth (2).</text:p>
          </table:table-cell>
          <table:table-cell table:number-columns-repeated="1023"/>
        </table:table-row>
        <table:table-row table:style-name="ro6">
          <table:table-cell table:formula="of:=CONCATENATE([MonsterDatabase.A36];&quot;: AC &quot;;[MonsterDatabase.C36];&quot;, MV &quot;;[MonsterDatabase.D36];&quot;, HD &quot;;[MonsterDatabase.E36];&quot;, Atk &quot;;[MonsterDatabase.H36];&quot;, Dam &quot;;[MonsterDatabase.I36];IF([MonsterDatabase.J36]=&quot;-&quot;;&quot;&quot;;CONCATENATE(&quot;, SA &quot;;[MonsterDatabase.J36]));&quot;.&quot;)" office:value-type="string" office:string-value="Shadow: AC 7, MV 9, HD 2+2, Atk 1, Dam 1d6, SA MagicToHit (1), StrengthDrain, Spawn." calcext:value-type="string">
            <text:p>Shadow: AC 7, MV 9, HD 2+2, Atk 1, Dam 1d6, SA MagicToHit (1), StrengthDrain, Spawn.</text:p>
          </table:table-cell>
          <table:table-cell table:number-columns-repeated="1023"/>
        </table:table-row>
        <table:table-row table:style-name="ro6">
          <table:table-cell table:formula="of:=CONCATENATE([MonsterDatabase.A37];&quot;: AC &quot;;[MonsterDatabase.C37];&quot;, MV &quot;;[MonsterDatabase.D37];&quot;, HD &quot;;[MonsterDatabase.E37];&quot;, Atk &quot;;[MonsterDatabase.H37];&quot;, Dam &quot;;[MonsterDatabase.I37];IF([MonsterDatabase.J37]=&quot;-&quot;;&quot;&quot;;CONCATENATE(&quot;, SA &quot;;[MonsterDatabase.J37]));&quot;.&quot;)" office:value-type="string" office:string-value="Werewolf: AC 5, MV 15, HD 4, Atk 1, Dam 1d6, SA Lycanthropy, SilverToHit." calcext:value-type="string">
            <text:p>Werewolf: AC 5, MV 15, HD 4, Atk 1, Dam 1d6, SA Lycanthropy, SilverToHit.</text:p>
          </table:table-cell>
          <table:table-cell table:number-columns-repeated="1023"/>
        </table:table-row>
        <table:table-row table:style-name="ro6">
          <table:table-cell table:formula="of:=CONCATENATE([MonsterDatabase.A38];&quot;: AC &quot;;[MonsterDatabase.C38];&quot;, MV &quot;;[MonsterDatabase.D38];&quot;, HD &quot;;[MonsterDatabase.E38];&quot;, Atk &quot;;[MonsterDatabase.H38];&quot;, Dam &quot;;[MonsterDatabase.I38];IF([MonsterDatabase.J38]=&quot;-&quot;;&quot;&quot;;CONCATENATE(&quot;, SA &quot;;[MonsterDatabase.J38]));&quot;.&quot;)" office:value-type="string" office:string-value="Wereboar: AC 4, MV 12, HD 4+1, Atk 1, Dam 1d6, SA Lycanthropy, SilverToHit." calcext:value-type="string">
            <text:p>Wereboar: AC 4, MV 12, HD 4+1, Atk 1, Dam 1d6, SA Lycanthropy, SilverToHit.</text:p>
          </table:table-cell>
          <table:table-cell table:number-columns-repeated="1023"/>
        </table:table-row>
        <table:table-row table:style-name="ro6">
          <table:table-cell table:formula="of:=CONCATENATE([MonsterDatabase.A39];&quot;: AC &quot;;[MonsterDatabase.C39];&quot;, MV &quot;;[MonsterDatabase.D39];&quot;, HD &quot;;[MonsterDatabase.E39];&quot;, Atk &quot;;[MonsterDatabase.H39];&quot;, Dam &quot;;[MonsterDatabase.I39];IF([MonsterDatabase.J39]=&quot;-&quot;;&quot;&quot;;CONCATENATE(&quot;, SA &quot;;[MonsterDatabase.J39]));&quot;.&quot;)" office:value-type="string" office:string-value="Blink Dog: AC 5, MV 12, HD 4, Atk 1, Dam 1d6, SA Blinking." calcext:value-type="string">
            <text:p>Blink Dog: AC 5, MV 12, HD 4, Atk 1, Dam 1d6, SA Blinking.</text:p>
          </table:table-cell>
          <table:table-cell table:number-columns-repeated="1023"/>
        </table:table-row>
        <table:table-row table:style-name="ro6">
          <table:table-cell table:formula="of:=CONCATENATE([MonsterDatabase.A40];&quot;: AC &quot;;[MonsterDatabase.C40];&quot;, MV &quot;;[MonsterDatabase.D40];&quot;, HD &quot;;[MonsterDatabase.E40];&quot;, Atk &quot;;[MonsterDatabase.H40];&quot;, Dam &quot;;[MonsterDatabase.I40];IF([MonsterDatabase.J40]=&quot;-&quot;;&quot;&quot;;CONCATENATE(&quot;, SA &quot;;[MonsterDatabase.J40]));&quot;.&quot;)" office:value-type="string" office:string-value="Hell Hound: AC 4, MV 12, HD 3, Atk 1, Dam 1d6, SA FireBreath (3), Stealth (2), Detection." calcext:value-type="string">
            <text:p>Hell Hound: AC 4, MV 12, HD 3, Atk 1, Dam 1d6, SA FireBreath (3), Stealth (2), Detection.</text:p>
          </table:table-cell>
          <table:table-cell table:number-columns-repeated="1023"/>
        </table:table-row>
        <table:table-row table:style-name="ro6">
          <table:table-cell table:formula="of:=CONCATENATE([MonsterDatabase.A41];&quot;: AC &quot;;[MonsterDatabase.C41];&quot;, MV &quot;;[MonsterDatabase.D41];&quot;, HD &quot;;[MonsterDatabase.E41];&quot;, Atk &quot;;[MonsterDatabase.H41];&quot;, Dam &quot;;[MonsterDatabase.I41];IF([MonsterDatabase.J41]=&quot;-&quot;;&quot;&quot;;CONCATENATE(&quot;, SA &quot;;[MonsterDatabase.J41]));&quot;.&quot;)" office:value-type="string" office:string-value="Doppleganger: AC 5, MV 9, HD 4, Atk 1, Dam 2d6, SA Polymorphism, SaveBonus (6)." calcext:value-type="string">
            <text:p>Doppleganger: AC 5, MV 9, HD 4, Atk 1, Dam 2d6, SA Polymorphism, SaveBonus (6).</text:p>
          </table:table-cell>
          <table:table-cell table:number-columns-repeated="1023"/>
        </table:table-row>
        <table:table-row table:style-name="ro6">
          <table:table-cell table:formula="of:=CONCATENATE([MonsterDatabase.A42];&quot;: AC &quot;;[MonsterDatabase.C42];&quot;, MV &quot;;[MonsterDatabase.D42];&quot;, HD &quot;;[MonsterDatabase.E42];&quot;, Atk &quot;;[MonsterDatabase.H42];&quot;, Dam &quot;;[MonsterDatabase.I42];IF([MonsterDatabase.J42]=&quot;-&quot;;&quot;&quot;;CONCATENATE(&quot;, SA &quot;;[MonsterDatabase.J42]));&quot;.&quot;)" office:value-type="string" office:string-value="Weretiger: AC 3, MV 12, HD 5, Atk 2, Dam 1d6, SA Lycanthropy, SilverToHit." calcext:value-type="string">
            <text:p>Weretiger: AC 3, MV 12, HD 5, Atk 2, Dam 1d6, SA Lycanthropy, SilverToHit.</text:p>
          </table:table-cell>
          <table:table-cell table:number-columns-repeated="1023"/>
        </table:table-row>
        <table:table-row table:style-name="ro6">
          <table:table-cell table:formula="of:=CONCATENATE([MonsterDatabase.A43];&quot;: AC &quot;;[MonsterDatabase.C43];&quot;, MV &quot;;[MonsterDatabase.D43];&quot;, HD &quot;;[MonsterDatabase.E43];&quot;, Atk &quot;;[MonsterDatabase.H43];&quot;, Dam &quot;;[MonsterDatabase.I43];IF([MonsterDatabase.J43]=&quot;-&quot;;&quot;&quot;;CONCATENATE(&quot;, SA &quot;;[MonsterDatabase.J43]));&quot;.&quot;)" office:value-type="string" office:string-value="Owl Bear: AC 5, MV 12, HD 5, Atk 2, Dam 1d6, SA Grabbing." calcext:value-type="string">
            <text:p>Owl Bear: AC 5, MV 12, HD 5, Atk 2, Dam 1d6, SA Grabbing.</text:p>
          </table:table-cell>
          <table:table-cell table:number-columns-repeated="1023"/>
        </table:table-row>
        <table:table-row table:style-name="ro6">
          <table:table-cell table:formula="of:=CONCATENATE([MonsterDatabase.A44];&quot;: AC &quot;;[MonsterDatabase.C44];&quot;, MV &quot;;[MonsterDatabase.D44];&quot;, HD &quot;;[MonsterDatabase.E44];&quot;, Atk &quot;;[MonsterDatabase.H44];&quot;, Dam &quot;;[MonsterDatabase.I44];IF([MonsterDatabase.J44]=&quot;-&quot;;&quot;&quot;;CONCATENATE(&quot;, SA &quot;;[MonsterDatabase.J44]));&quot;.&quot;)" office:value-type="string" office:string-value="Minotaur: AC 6, MV 12, HD 6, Atk 2, Dam 1d6, SA Fearlessness." calcext:value-type="string">
            <text:p>Minotaur: AC 6, MV 12, HD 6, Atk 2, Dam 1d6, SA Fearlessness.</text:p>
          </table:table-cell>
          <table:table-cell table:number-columns-repeated="1023"/>
        </table:table-row>
        <table:table-row table:style-name="ro6">
          <table:table-cell table:formula="of:=CONCATENATE([MonsterDatabase.A45];&quot;: AC &quot;;[MonsterDatabase.C45];&quot;, MV &quot;;[MonsterDatabase.D45];&quot;, HD &quot;;[MonsterDatabase.E45];&quot;, Atk &quot;;[MonsterDatabase.H45];&quot;, Dam &quot;;[MonsterDatabase.I45];IF([MonsterDatabase.J45]=&quot;-&quot;;&quot;&quot;;CONCATENATE(&quot;, SA &quot;;[MonsterDatabase.J45]));&quot;.&quot;)" office:value-type="string" office:string-value="Gargoyle: AC 5, MV 9, HD 4, Atk 2, Dam 1d6, SA Flight (15), MagicToHit (1)." calcext:value-type="string">
            <text:p>Gargoyle: AC 5, MV 9, HD 4, Atk 2, Dam 1d6, SA Flight (15), MagicToHit (1).</text:p>
          </table:table-cell>
          <table:table-cell table:number-columns-repeated="1023"/>
        </table:table-row>
        <table:table-row table:style-name="ro6">
          <table:table-cell table:formula="of:=CONCATENATE([MonsterDatabase.A46];&quot;: AC &quot;;[MonsterDatabase.C46];&quot;, MV &quot;;[MonsterDatabase.D46];&quot;, HD &quot;;[MonsterDatabase.E46];&quot;, Atk &quot;;[MonsterDatabase.H46];&quot;, Dam &quot;;[MonsterDatabase.I46];IF([MonsterDatabase.J46]=&quot;-&quot;;&quot;&quot;;CONCATENATE(&quot;, SA &quot;;[MonsterDatabase.J46]));&quot;.&quot;)" office:value-type="string" office:string-value="Werebear: AC 2, MV 9, HD 6, Atk 2, Dam 1d6, SA Lycanthropy, SilverToHit." calcext:value-type="string">
            <text:p>Werebear: AC 2, MV 9, HD 6, Atk 2, Dam 1d6, SA Lycanthropy, SilverToHit.</text:p>
          </table:table-cell>
          <table:table-cell table:number-columns-repeated="1023"/>
        </table:table-row>
        <table:table-row table:style-name="ro6">
          <table:table-cell table:formula="of:=CONCATENATE([MonsterDatabase.A47];&quot;: AC &quot;;[MonsterDatabase.C47];&quot;, MV &quot;;[MonsterDatabase.D47];&quot;, HD &quot;;[MonsterDatabase.E47];&quot;, Atk &quot;;[MonsterDatabase.H47];&quot;, Dam &quot;;[MonsterDatabase.I47];IF([MonsterDatabase.J47]=&quot;-&quot;;&quot;&quot;;CONCATENATE(&quot;, SA &quot;;[MonsterDatabase.J47]));&quot;.&quot;)" office:value-type="string" office:string-value="Displacer Beast: AC 4, MV 15, HD 6, Atk 2, Dam 1d6+1, SA Displacement, SaveBonus (6)." calcext:value-type="string">
            <text:p>Displacer Beast: AC 4, MV 15, HD 6, Atk 2, Dam 1d6+1, SA Displacement, SaveBonus (6).</text:p>
          </table:table-cell>
          <table:table-cell table:number-columns-repeated="1023"/>
        </table:table-row>
        <table:table-row table:style-name="ro6">
          <table:table-cell table:formula="of:=CONCATENATE([MonsterDatabase.A48];&quot;: AC &quot;;[MonsterDatabase.C48];&quot;, MV &quot;;[MonsterDatabase.D48];&quot;, HD &quot;;[MonsterDatabase.E48];&quot;, Atk &quot;;[MonsterDatabase.H48];&quot;, Dam &quot;;[MonsterDatabase.I48];IF([MonsterDatabase.J48]=&quot;-&quot;;&quot;&quot;;CONCATENATE(&quot;, SA &quot;;[MonsterDatabase.J48]));&quot;.&quot;)" office:value-type="string" office:string-value="Cockatrice: AC 6, MV 9, HD 5, Atk 1, Dam 1d6, SA Flight (9), Petrification." calcext:value-type="string">
            <text:p>Cockatrice: AC 6, MV 9, HD 5, Atk 1, Dam 1d6, SA Flight (9), Petrification.</text:p>
          </table:table-cell>
          <table:table-cell table:number-columns-repeated="1023"/>
        </table:table-row>
        <table:table-row table:style-name="ro6">
          <table:table-cell table:formula="of:=CONCATENATE([MonsterDatabase.A49];&quot;: AC &quot;;[MonsterDatabase.C49];&quot;, MV &quot;;[MonsterDatabase.D49];&quot;, HD &quot;;[MonsterDatabase.E49];&quot;, Atk &quot;;[MonsterDatabase.H49];&quot;, Dam &quot;;[MonsterDatabase.I49];IF([MonsterDatabase.J49]=&quot;-&quot;;&quot;&quot;;CONCATENATE(&quot;, SA &quot;;[MonsterDatabase.J49]));&quot;.&quot;)" office:value-type="string" office:string-value="Salamander: AC 5, MV 9, HD 7+3, Atk 1, Dam 2d6, SA Constriction, FireImmunity." calcext:value-type="string">
            <text:p>Salamander: AC 5, MV 9, HD 7+3, Atk 1, Dam 2d6, SA Constriction, FireImmunity.</text:p>
          </table:table-cell>
          <table:table-cell table:number-columns-repeated="1023"/>
        </table:table-row>
        <table:table-row table:style-name="ro6">
          <table:table-cell table:formula="of:=CONCATENATE([MonsterDatabase.A50];&quot;: AC &quot;;[MonsterDatabase.C50];&quot;, MV &quot;;[MonsterDatabase.D50];&quot;, HD &quot;;[MonsterDatabase.E50];&quot;, Atk &quot;;[MonsterDatabase.H50];&quot;, Dam &quot;;[MonsterDatabase.I50];IF([MonsterDatabase.J50]=&quot;-&quot;;&quot;&quot;;CONCATENATE(&quot;, SA &quot;;[MonsterDatabase.J50]));&quot;.&quot;)" office:value-type="string" office:string-value="Harpy: AC 7, MV 6, HD 3, Atk 1, Dam 1d6, SA Flight (15), MassCharm." calcext:value-type="string">
            <text:p>Harpy: AC 7, MV 6, HD 3, Atk 1, Dam 1d6, SA Flight (15), MassCharm.</text:p>
          </table:table-cell>
          <table:table-cell table:number-columns-repeated="1023"/>
        </table:table-row>
        <table:table-row table:style-name="ro6">
          <table:table-cell table:formula="of:=CONCATENATE([MonsterDatabase.A51];&quot;: AC &quot;;[MonsterDatabase.C51];&quot;, MV &quot;;[MonsterDatabase.D51];&quot;, HD &quot;;[MonsterDatabase.E51];&quot;, Atk &quot;;[MonsterDatabase.H51];&quot;, Dam &quot;;[MonsterDatabase.I51];IF([MonsterDatabase.J51]=&quot;-&quot;;&quot;&quot;;CONCATENATE(&quot;, SA &quot;;[MonsterDatabase.J51]));&quot;.&quot;)" office:value-type="string" office:string-value="Manticore: AC 4, MV 12, HD 6+1, Atk 3, Dam 1d6, SA Flight (18), TailSpikes." calcext:value-type="string">
            <text:p>Manticore: AC 4, MV 12, HD 6+1, Atk 3, Dam 1d6, SA Flight (18), TailSpikes.</text:p>
          </table:table-cell>
          <table:table-cell table:number-columns-repeated="1023"/>
        </table:table-row>
        <table:table-row table:style-name="ro6">
          <table:table-cell table:formula="of:=CONCATENATE([MonsterDatabase.A52];&quot;: AC &quot;;[MonsterDatabase.C52];&quot;, MV &quot;;[MonsterDatabase.D52];&quot;, HD &quot;;[MonsterDatabase.E52];&quot;, Atk &quot;;[MonsterDatabase.H52];&quot;, Dam &quot;;[MonsterDatabase.I52];IF([MonsterDatabase.J52]=&quot;-&quot;;&quot;&quot;;CONCATENATE(&quot;, SA &quot;;[MonsterDatabase.J52]));&quot;.&quot;)" office:value-type="string" office:string-value="Hydra, 6 Heads: AC 5, MV 12, HD 6, Atk 6, Dam 1d6, SA Multiheads." calcext:value-type="string">
            <text:p>Hydra, 6 Heads: AC 5, MV 12, HD 6, Atk 6, Dam 1d6, SA Multiheads.</text:p>
          </table:table-cell>
          <table:table-cell table:number-columns-repeated="1023"/>
        </table:table-row>
        <table:table-row table:style-name="ro6">
          <table:table-cell table:formula="of:=CONCATENATE([MonsterDatabase.A53];&quot;: AC &quot;;[MonsterDatabase.C53];&quot;, MV &quot;;[MonsterDatabase.D53];&quot;, HD &quot;;[MonsterDatabase.E53];&quot;, Atk &quot;;[MonsterDatabase.H53];&quot;, Dam &quot;;[MonsterDatabase.I53];IF([MonsterDatabase.J53]=&quot;-&quot;;&quot;&quot;;CONCATENATE(&quot;, SA &quot;;[MonsterDatabase.J53]));&quot;.&quot;)" office:value-type="string" office:string-value="Phase Spider: AC 6, MV 6, HD 5, Atk 1, Dam 1d6, SA Phasing, Poison." calcext:value-type="string">
            <text:p>Phase Spider: AC 6, MV 6, HD 5, Atk 1, Dam 1d6, SA Phasing, Poison.</text:p>
          </table:table-cell>
          <table:table-cell table:number-columns-repeated="1023"/>
        </table:table-row>
        <table:table-row table:style-name="ro6">
          <table:table-cell table:formula="of:=CONCATENATE([MonsterDatabase.A54];&quot;: AC &quot;;[MonsterDatabase.C54];&quot;, MV &quot;;[MonsterDatabase.D54];&quot;, HD &quot;;[MonsterDatabase.E54];&quot;, Atk &quot;;[MonsterDatabase.H54];&quot;, Dam &quot;;[MonsterDatabase.I54];IF([MonsterDatabase.J54]=&quot;-&quot;;&quot;&quot;;CONCATENATE(&quot;, SA &quot;;[MonsterDatabase.J54]));&quot;.&quot;)" office:value-type="string" office:string-value="Wyvern: AC 3, MV 9, HD 7, Atk 2, Dam 1d6, SA Flight (24), Poison." calcext:value-type="string">
            <text:p>Wyvern: AC 3, MV 9, HD 7, Atk 2, Dam 1d6, SA Flight (24), Poison.</text:p>
          </table:table-cell>
          <table:table-cell table:number-columns-repeated="1023"/>
        </table:table-row>
        <table:table-row table:style-name="ro6">
          <table:table-cell table:formula="of:=CONCATENATE([MonsterDatabase.A55];&quot;: AC &quot;;[MonsterDatabase.C55];&quot;, MV &quot;;[MonsterDatabase.D55];&quot;, HD &quot;;[MonsterDatabase.E55];&quot;, Atk &quot;;[MonsterDatabase.H55];&quot;, Dam &quot;;[MonsterDatabase.I55];IF([MonsterDatabase.J55]=&quot;-&quot;;&quot;&quot;;CONCATENATE(&quot;, SA &quot;;[MonsterDatabase.J55]));&quot;.&quot;)" office:value-type="string" office:string-value="Chimera: AC 4, MV 12, HD 9, Atk 4, Dam 1d6, SA Flight (18), FireBreath (3)." calcext:value-type="string">
            <text:p>Chimera: AC 4, MV 12, HD 9, Atk 4, Dam 1d6, SA Flight (18), FireBreath (3).</text:p>
          </table:table-cell>
          <table:table-cell table:number-columns-repeated="1023"/>
        </table:table-row>
        <table:table-row table:style-name="ro6">
          <table:table-cell table:formula="of:=CONCATENATE([MonsterDatabase.A56];&quot;: AC &quot;;[MonsterDatabase.C56];&quot;, MV &quot;;[MonsterDatabase.D56];&quot;, HD &quot;;[MonsterDatabase.E56];&quot;, Atk &quot;;[MonsterDatabase.H56];&quot;, Dam &quot;;[MonsterDatabase.I56];IF([MonsterDatabase.J56]=&quot;-&quot;;&quot;&quot;;CONCATENATE(&quot;, SA &quot;;[MonsterDatabase.J56]));&quot;.&quot;)" office:value-type="string" office:string-value="Medusa: AC 8, MV 9, HD 4, Atk 2, Dam 1d6, SA PetrifyingGaze, Poison." calcext:value-type="string">
            <text:p>Medusa: AC 8, MV 9, HD 4, Atk 2, Dam 1d6, SA PetrifyingGaze, Poison.</text:p>
          </table:table-cell>
          <table:table-cell table:number-columns-repeated="1023"/>
        </table:table-row>
        <table:table-row table:style-name="ro6">
          <table:table-cell table:formula="of:=CONCATENATE([MonsterDatabase.A57];&quot;: AC &quot;;[MonsterDatabase.C57];&quot;, MV &quot;;[MonsterDatabase.D57];&quot;, HD &quot;;[MonsterDatabase.E57];&quot;, Atk &quot;;[MonsterDatabase.H57];&quot;, Dam &quot;;[MonsterDatabase.I57];IF([MonsterDatabase.J57]=&quot;-&quot;;&quot;&quot;;CONCATENATE(&quot;, SA &quot;;[MonsterDatabase.J57]));&quot;.&quot;)" office:value-type="string" office:string-value="Gorgon: AC 2, MV 12, HD 8, Atk 1, Dam 2d6, SA PetrifyingBreath." calcext:value-type="string">
            <text:p>Gorgon: AC 2, MV 12, HD 8, Atk 1, Dam 2d6, SA PetrifyingBreath.</text:p>
          </table:table-cell>
          <table:table-cell table:number-columns-repeated="1023"/>
        </table:table-row>
        <table:table-row table:style-name="ro6">
          <table:table-cell table:formula="of:=CONCATENATE([MonsterDatabase.A58];&quot;: AC &quot;;[MonsterDatabase.C58];&quot;, MV &quot;;[MonsterDatabase.D58];&quot;, HD &quot;;[MonsterDatabase.E58];&quot;, Atk &quot;;[MonsterDatabase.H58];&quot;, Dam &quot;;[MonsterDatabase.I58];IF([MonsterDatabase.J58]=&quot;-&quot;;&quot;&quot;;CONCATENATE(&quot;, SA &quot;;[MonsterDatabase.J58]));&quot;.&quot;)" office:value-type="string" office:string-value="Carrion Crawler: AC 7, MV 12, HD 3+1, Atk 8, Dam 0, SA Paralysis." calcext:value-type="string">
            <text:p>Carrion Crawler: AC 7, MV 12, HD 3+1, Atk 8, Dam 0, SA Paralysis.</text:p>
          </table:table-cell>
          <table:table-cell table:number-columns-repeated="1023"/>
        </table:table-row>
        <table:table-row table:style-name="ro6">
          <table:table-cell table:formula="of:=CONCATENATE([MonsterDatabase.A59];&quot;: AC &quot;;[MonsterDatabase.C59];&quot;, MV &quot;;[MonsterDatabase.D59];&quot;, HD &quot;;[MonsterDatabase.E59];&quot;, Atk &quot;;[MonsterDatabase.H59];&quot;, Dam &quot;;[MonsterDatabase.I59];IF([MonsterDatabase.J59]=&quot;-&quot;;&quot;&quot;;CONCATENATE(&quot;, SA &quot;;[MonsterDatabase.J59]));&quot;.&quot;)" office:value-type="string" office:string-value="Dragon, White: AC 2, MV 9, HD 6, Atk 2, Dam 2d6, SA Flight (24), Fear, Detection (15), ColdBreath." calcext:value-type="string">
            <text:p>Dragon, White: AC 2, MV 9, HD 6, Atk 2, Dam 2d6, SA Flight (24), Fear, Detection (15), ColdBreath.</text:p>
          </table:table-cell>
          <table:table-cell table:number-columns-repeated="1023"/>
        </table:table-row>
        <table:table-row table:style-name="ro6">
          <table:table-cell table:formula="of:=CONCATENATE([MonsterDatabase.A60];&quot;: AC &quot;;[MonsterDatabase.C60];&quot;, MV &quot;;[MonsterDatabase.D60];&quot;, HD &quot;;[MonsterDatabase.E60];&quot;, Atk &quot;;[MonsterDatabase.H60];&quot;, Dam &quot;;[MonsterDatabase.I60];IF([MonsterDatabase.J60]=&quot;-&quot;;&quot;&quot;;CONCATENATE(&quot;, SA &quot;;[MonsterDatabase.J60]));&quot;.&quot;)" office:value-type="string" office:string-value="Roper: AC 0, MV 3, HD 10, Atk 1, Dam 3d6, SA MagicResistance (80), SappingStrands, LightningImmunity, ColdResistance, FireVulnerability." calcext:value-type="string">
            <text:p>Roper: AC 0, MV 3, HD 10, Atk 1, Dam 3d6, SA MagicResistance (80), SappingStrands, LightningImmunity, ColdResistance, FireVulnerability.</text:p>
          </table:table-cell>
          <table:table-cell table:number-columns-repeated="1023"/>
        </table:table-row>
        <table:table-row table:style-name="ro6">
          <table:table-cell table:formula="of:=CONCATENATE([MonsterDatabase.A61];&quot;: AC &quot;;[MonsterDatabase.C61];&quot;, MV &quot;;[MonsterDatabase.D61];&quot;, HD &quot;;[MonsterDatabase.E61];&quot;, Atk &quot;;[MonsterDatabase.H61];&quot;, Dam &quot;;[MonsterDatabase.I61];IF([MonsterDatabase.J61]=&quot;-&quot;;&quot;&quot;;CONCATENATE(&quot;, SA &quot;;[MonsterDatabase.J61]));&quot;.&quot;)" office:value-type="string" office:string-value="Dragon, Black: AC 2, MV 9, HD 7, Atk 2, Dam 2d6, SA Flight (24), Fear, Detection (15), AcidBreath." calcext:value-type="string">
            <text:p>Dragon, Black: AC 2, MV 9, HD 7, Atk 2, Dam 2d6, SA Flight (24), Fear, Detection (15), AcidBreath.</text:p>
          </table:table-cell>
          <table:table-cell table:number-columns-repeated="1023"/>
        </table:table-row>
        <table:table-row table:style-name="ro6">
          <table:table-cell table:formula="of:=CONCATENATE([MonsterDatabase.A62];&quot;: AC &quot;;[MonsterDatabase.C62];&quot;, MV &quot;;[MonsterDatabase.D62];&quot;, HD &quot;;[MonsterDatabase.E62];&quot;, Atk &quot;;[MonsterDatabase.H62];&quot;, Dam &quot;;[MonsterDatabase.I62];IF([MonsterDatabase.J62]=&quot;-&quot;;&quot;&quot;;CONCATENATE(&quot;, SA &quot;;[MonsterDatabase.J62]));&quot;.&quot;)" office:value-type="string" office:string-value="Balrog: AC 2, MV 6, HD 10, Atk 2, Dam 2d6, SA Flight (15), MagicResistance (75), Immolation." calcext:value-type="string">
            <text:p>Balrog: AC 2, MV 6, HD 10, Atk 2, Dam 2d6, SA Flight (15), MagicResistance (75), Immolation.</text:p>
          </table:table-cell>
          <table:table-cell table:number-columns-repeated="1023"/>
        </table:table-row>
        <table:table-row table:style-name="ro6">
          <table:table-cell table:formula="of:=CONCATENATE([MonsterDatabase.A63];&quot;: AC &quot;;[MonsterDatabase.C63];&quot;, MV &quot;;[MonsterDatabase.D63];&quot;, HD &quot;;[MonsterDatabase.E63];&quot;, Atk &quot;;[MonsterDatabase.H63];&quot;, Dam &quot;;[MonsterDatabase.I63];IF([MonsterDatabase.J63]=&quot;-&quot;;&quot;&quot;;CONCATENATE(&quot;, SA &quot;;[MonsterDatabase.J63]));&quot;.&quot;)" office:value-type="string" office:string-value="Umber Hulk: AC 2, MV 6, HD 8, Atk 2, Dam 2d6, SA Confusion." calcext:value-type="string">
            <text:p>Umber Hulk: AC 2, MV 6, HD 8, Atk 2, Dam 2d6, SA Confusion.</text:p>
          </table:table-cell>
          <table:table-cell table:number-columns-repeated="1023"/>
        </table:table-row>
        <table:table-row table:style-name="ro6">
          <table:table-cell table:formula="of:=CONCATENATE([MonsterDatabase.A64];&quot;: AC &quot;;[MonsterDatabase.C64];&quot;, MV &quot;;[MonsterDatabase.D64];&quot;, HD &quot;;[MonsterDatabase.E64];&quot;, Atk &quot;;[MonsterDatabase.H64];&quot;, Dam &quot;;[MonsterDatabase.I64];IF([MonsterDatabase.J64]=&quot;-&quot;;&quot;&quot;;CONCATENATE(&quot;, SA &quot;;[MonsterDatabase.J64]));&quot;.&quot;)" office:value-type="string" office:string-value="Hydra, 10 Heads: AC 5, MV 12, HD 10, Atk 10, Dam 1d6, SA Multiheads." calcext:value-type="string">
            <text:p>Hydra, 10 Heads: AC 5, MV 12, HD 10, Atk 10, Dam 1d6, SA Multiheads.</text:p>
          </table:table-cell>
          <table:table-cell table:number-columns-repeated="1023"/>
        </table:table-row>
        <table:table-row table:style-name="ro6">
          <table:table-cell table:formula="of:=CONCATENATE([MonsterDatabase.A65];&quot;: AC &quot;;[MonsterDatabase.C65];&quot;, MV &quot;;[MonsterDatabase.D65];&quot;, HD &quot;;[MonsterDatabase.E65];&quot;, Atk &quot;;[MonsterDatabase.H65];&quot;, Dam &quot;;[MonsterDatabase.I65];IF([MonsterDatabase.J65]=&quot;-&quot;;&quot;&quot;;CONCATENATE(&quot;, SA &quot;;[MonsterDatabase.J65]));&quot;.&quot;)" office:value-type="string" office:string-value="Mind Flayer: AC 5, MV 12, HD 8+3, Atk 4, Dam 0, SA MagicResistance (90), MindBlast, Grabbing, BrainConsumption." calcext:value-type="string">
            <text:p>Mind Flayer: AC 5, MV 12, HD 8+3, Atk 4, Dam 0, SA MagicResistance (90), MindBlast, Grabbing, BrainConsumption.</text:p>
          </table:table-cell>
          <table:table-cell table:number-columns-repeated="1023"/>
        </table:table-row>
        <table:table-row table:style-name="ro6">
          <table:table-cell table:formula="of:=CONCATENATE([MonsterDatabase.A66];&quot;: AC &quot;;[MonsterDatabase.C66];&quot;, MV &quot;;[MonsterDatabase.D66];&quot;, HD &quot;;[MonsterDatabase.E66];&quot;, Atk &quot;;[MonsterDatabase.H66];&quot;, Dam &quot;;[MonsterDatabase.I66];IF([MonsterDatabase.J66]=&quot;-&quot;;&quot;&quot;;CONCATENATE(&quot;, SA &quot;;[MonsterDatabase.J66]));&quot;.&quot;)" office:value-type="string" office:string-value="Golem, Flesh: AC 9, MV 9, HD 12, Atk 2, Dam 2d8, SA MagicToHit (1), SpellImmunity." calcext:value-type="string">
            <text:p>Golem, Flesh: AC 9, MV 9, HD 12, Atk 2, Dam 2d8, SA MagicToHit (1), SpellImmunity.</text:p>
          </table:table-cell>
          <table:table-cell table:number-columns-repeated="1023"/>
        </table:table-row>
        <table:table-row table:style-name="ro6">
          <table:table-cell table:formula="of:=CONCATENATE([MonsterDatabase.A67];&quot;: AC &quot;;[MonsterDatabase.C67];&quot;, MV &quot;;[MonsterDatabase.D67];&quot;, HD &quot;;[MonsterDatabase.E67];&quot;, Atk &quot;;[MonsterDatabase.H67];&quot;, Dam &quot;;[MonsterDatabase.I67];IF([MonsterDatabase.J67]=&quot;-&quot;;&quot;&quot;;CONCATENATE(&quot;, SA &quot;;[MonsterDatabase.J67]));&quot;.&quot;)" office:value-type="string" office:string-value="Dragon, Green: AC 2, MV 9, HD 8, Atk 2, Dam 2d6, SA Flight (24), Fear, Detection (15), PoisonBreath." calcext:value-type="string">
            <text:p>Dragon, Green: AC 2, MV 9, HD 8, Atk 2, Dam 2d6, SA Flight (24), Fear, Detection (15), PoisonBreath.</text:p>
          </table:table-cell>
          <table:table-cell table:number-columns-repeated="1023"/>
        </table:table-row>
        <table:table-row table:style-name="ro6">
          <table:table-cell table:formula="of:=CONCATENATE([MonsterDatabase.A68];&quot;: AC &quot;;[MonsterDatabase.C68];&quot;, MV &quot;;[MonsterDatabase.D68];&quot;, HD &quot;;[MonsterDatabase.E68];&quot;, Atk &quot;;[MonsterDatabase.H68];&quot;, Dam &quot;;[MonsterDatabase.I68];IF([MonsterDatabase.J68]=&quot;-&quot;;&quot;&quot;;CONCATENATE(&quot;, SA &quot;;[MonsterDatabase.J68]));&quot;.&quot;)" office:value-type="string" office:string-value="Basilisk: AC 4, MV 6, HD 6+1, Atk 1, Dam 1d6, SA PetrifyingGaze, Petrification." calcext:value-type="string">
            <text:p>Basilisk: AC 4, MV 6, HD 6+1, Atk 1, Dam 1d6, SA PetrifyingGaze, Petrification.</text:p>
          </table:table-cell>
          <table:table-cell table:number-columns-repeated="1023"/>
        </table:table-row>
        <table:table-row table:style-name="ro6">
          <table:table-cell table:formula="of:=CONCATENATE([MonsterDatabase.A69];&quot;: AC &quot;;[MonsterDatabase.C69];&quot;, MV &quot;;[MonsterDatabase.D69];&quot;, HD &quot;;[MonsterDatabase.E69];&quot;, Atk &quot;;[MonsterDatabase.H69];&quot;, Dam &quot;;[MonsterDatabase.I69];IF([MonsterDatabase.J69]=&quot;-&quot;;&quot;&quot;;CONCATENATE(&quot;, SA &quot;;[MonsterDatabase.J69]));&quot;.&quot;)" office:value-type="string" office:string-value="Dragon, Blue: AC 2, MV 9, HD 9, Atk 2, Dam 2d6, SA Flight (24), Fear, Detection (15), LightningBreath." calcext:value-type="string">
            <text:p>Dragon, Blue: AC 2, MV 9, HD 9, Atk 2, Dam 2d6, SA Flight (24), Fear, Detection (15), LightningBreath.</text:p>
          </table:table-cell>
          <table:table-cell table:number-columns-repeated="1023"/>
        </table:table-row>
        <table:table-row table:style-name="ro6">
          <table:table-cell table:formula="of:=CONCATENATE([MonsterDatabase.A70];&quot;: AC &quot;;[MonsterDatabase.C70];&quot;, MV &quot;;[MonsterDatabase.D70];&quot;, HD &quot;;[MonsterDatabase.E70];&quot;, Atk &quot;;[MonsterDatabase.H70];&quot;, Dam &quot;;[MonsterDatabase.I70];IF([MonsterDatabase.J70]=&quot;-&quot;;&quot;&quot;;CONCATENATE(&quot;, SA &quot;;[MonsterDatabase.J70]));&quot;.&quot;)" office:value-type="string" office:string-value="Dragon, Red: AC 2, MV 9, HD 10, Atk 2, Dam 2d6, SA Flight (24), Fear, Detection (15), FireBreath." calcext:value-type="string">
            <text:p>Dragon, Red: AC 2, MV 9, HD 10, Atk 2, Dam 2d6, SA Flight (24), Fear, Detection (15), FireBreath.</text:p>
          </table:table-cell>
          <table:table-cell table:number-columns-repeated="1023"/>
        </table:table-row>
        <table:table-row table:style-name="ro6">
          <table:table-cell table:formula="of:=CONCATENATE([MonsterDatabase.A71];&quot;: AC &quot;;[MonsterDatabase.C71];&quot;, MV &quot;;[MonsterDatabase.D71];&quot;, HD &quot;;[MonsterDatabase.E71];&quot;, Atk &quot;;[MonsterDatabase.H71];&quot;, Dam &quot;;[MonsterDatabase.I71];IF([MonsterDatabase.J71]=&quot;-&quot;;&quot;&quot;;CONCATENATE(&quot;, SA &quot;;[MonsterDatabase.J71]));&quot;.&quot;)" office:value-type="string" office:string-value="Purple Worm: AC 6, MV 6, HD 15, Atk 2, Dam 2d6, SA Swallowing, Poison." calcext:value-type="string">
            <text:p>Purple Worm: AC 6, MV 6, HD 15, Atk 2, Dam 2d6, SA Swallowing, Poison.</text:p>
          </table:table-cell>
          <table:table-cell table:number-columns-repeated="1023"/>
        </table:table-row>
        <table:table-row table:style-name="ro6">
          <table:table-cell table:formula="of:=CONCATENATE([MonsterDatabase.A72];&quot;: AC &quot;;[MonsterDatabase.C72];&quot;, MV &quot;;[MonsterDatabase.D72];&quot;, HD &quot;;[MonsterDatabase.E72];&quot;, Atk &quot;;[MonsterDatabase.H72];&quot;, Dam &quot;;[MonsterDatabase.I72];IF([MonsterDatabase.J72]=&quot;-&quot;;&quot;&quot;;CONCATENATE(&quot;, SA &quot;;[MonsterDatabase.J72]));&quot;.&quot;)" office:value-type="string" office:string-value="Rust Monster: AC 2, MV 12, HD 5, Atk 1, Dam 0, SA Corrosion." calcext:value-type="string">
            <text:p>Rust Monster: AC 2, MV 12, HD 5, Atk 1, Dam 0, SA Corrosion.</text:p>
          </table:table-cell>
          <table:table-cell table:number-columns-repeated="1023"/>
        </table:table-row>
        <table:table-row table:style-name="ro6">
          <table:table-cell table:formula="of:=CONCATENATE([MonsterDatabase.A73];&quot;: AC &quot;;[MonsterDatabase.C73];&quot;, MV &quot;;[MonsterDatabase.D73];&quot;, HD &quot;;[MonsterDatabase.E73];&quot;, Atk &quot;;[MonsterDatabase.H73];&quot;, Dam &quot;;[MonsterDatabase.I73];IF([MonsterDatabase.J73]=&quot;-&quot;;&quot;&quot;;CONCATENATE(&quot;, SA &quot;;[MonsterDatabase.J73]));&quot;.&quot;)" office:value-type="string" office:string-value="Lammasu: AC 6, MV 12, HD 6+2, Atk 2, Dam 1d6, SA Flight (24), Invisibility, DimensionDoor, Spells, ProtectionFromEvil (10)." calcext:value-type="string">
            <text:p>Lammasu: AC 6, MV 12, HD 6+2, Atk 2, Dam 1d6, SA Flight (24), Invisibility, DimensionDoor, Spells, ProtectionFromEvil (10).</text:p>
          </table:table-cell>
          <table:table-cell table:number-columns-repeated="1023"/>
        </table:table-row>
        <table:table-row table:style-name="ro6">
          <table:table-cell table:formula="of:=CONCATENATE([MonsterDatabase.A74];&quot;: AC &quot;;[MonsterDatabase.C74];&quot;, MV &quot;;[MonsterDatabase.D74];&quot;, HD &quot;;[MonsterDatabase.E74];&quot;, Atk &quot;;[MonsterDatabase.H74];&quot;, Dam &quot;;[MonsterDatabase.I74];IF([MonsterDatabase.J74]=&quot;-&quot;;&quot;&quot;;CONCATENATE(&quot;, SA &quot;;[MonsterDatabase.J74]));&quot;.&quot;)" office:value-type="string" office:string-value="Dragon, Gold: AC 2, MV 9, HD 11, Atk 2, Dam 2d6, SA Flight (24), Fear, Detection (15), FireBreath, PoisonBreath, Spells." calcext:value-type="string">
            <text:p>Dragon, Gold: AC 2, MV 9, HD 11, Atk 2, Dam 2d6, SA Flight (24), Fear, Detection (15), FireBreath, PoisonBreath, Spells.</text:p>
          </table:table-cell>
          <table:table-cell table:number-columns-repeated="1023"/>
        </table:table-row>
        <table:table-row table:style-name="ro6">
          <table:table-cell table:formula="of:=CONCATENATE([MonsterDatabase.A75];&quot;: AC &quot;;[MonsterDatabase.C75];&quot;, MV &quot;;[MonsterDatabase.D75];&quot;, HD &quot;;[MonsterDatabase.E75];&quot;, Atk &quot;;[MonsterDatabase.H75];&quot;, Dam &quot;;[MonsterDatabase.I75];IF([MonsterDatabase.J75]=&quot;-&quot;;&quot;&quot;;CONCATENATE(&quot;, SA &quot;;[MonsterDatabase.J75]));&quot;.&quot;)" office:value-type="string" office:string-value="Beholder: AC 2, MV 3, HD 12, Atk 1, Dam 1d6, SA Flight (3), AntiMagic, Spells." calcext:value-type="string">
            <text:p>Beholder: AC 2, MV 3, HD 12, Atk 1, Dam 1d6, SA Flight (3), AntiMagic, Spells.</text:p>
          </table:table-cell>
          <table:table-cell table:number-columns-repeated="1023"/>
        </table:table-row>
        <table:table-row table:style-name="ro6">
          <table:table-cell table:formula="of:=CONCATENATE([MonsterDatabase.A76];&quot;: AC &quot;;[MonsterDatabase.C76];&quot;, MV &quot;;[MonsterDatabase.D76];&quot;, HD &quot;;[MonsterDatabase.E76];&quot;, Atk &quot;;[MonsterDatabase.H76];&quot;, Dam &quot;;[MonsterDatabase.I76];IF([MonsterDatabase.J76]=&quot;-&quot;;&quot;&quot;;CONCATENATE(&quot;, SA &quot;;[MonsterDatabase.J76]));&quot;.&quot;)" office:value-type="string" office:string-value="Golem, Stone: AC 5, MV 6, HD 18, Atk 1, Dam 3d8, SA MagicToHit (2), SpellImmunity, Slowing." calcext:value-type="string">
            <text:p>Golem, Stone: AC 5, MV 6, HD 18, Atk 1, Dam 3d8, SA MagicToHit (2), SpellImmunity, Slowing.</text:p>
          </table:table-cell>
          <table:table-cell table:number-columns-repeated="1023"/>
        </table:table-row>
        <table:table-row table:style-name="ro6">
          <table:table-cell table:formula="of:=CONCATENATE([MonsterDatabase.A77];&quot;: AC &quot;;[MonsterDatabase.C77];&quot;, MV &quot;;[MonsterDatabase.D77];&quot;, HD &quot;;[MonsterDatabase.E77];&quot;, Atk &quot;;[MonsterDatabase.H77];&quot;, Dam &quot;;[MonsterDatabase.I77];IF([MonsterDatabase.J77]=&quot;-&quot;;&quot;&quot;;CONCATENATE(&quot;, SA &quot;;[MonsterDatabase.J77]));&quot;.&quot;)" office:value-type="string" office:string-value="Golem, Iron: AC 2, MV 3, HD 24, Atk 1, Dam 4d8, SA MagicToHit (3), SpellImmunity, PoisonBreath (1)." calcext:value-type="string">
            <text:p>Golem, Iron: AC 2, MV 3, HD 24, Atk 1, Dam 4d8, SA MagicToHit (3), SpellImmunity, PoisonBreath (1).</text:p>
          </table:table-cell>
          <table:table-cell table:number-columns-repeated="1023"/>
        </table:table-row>
        <table:table-row table:style-name="ro6">
          <table:table-cell table:formula="of:=CONCATENATE([MonsterDatabase.A78];&quot;: AC &quot;;[MonsterDatabase.C78];&quot;, MV &quot;;[MonsterDatabase.D78];&quot;, HD &quot;;[MonsterDatabase.E78];&quot;, Atk &quot;;[MonsterDatabase.H78];&quot;, Dam &quot;;[MonsterDatabase.I78];IF([MonsterDatabase.J78]=&quot;-&quot;;&quot;&quot;;CONCATENATE(&quot;, SA &quot;;[MonsterDatabase.J78]));&quot;.&quot;)" office:value-type="string" office:string-value="Gnome: AC 5, MV 6, HD 1, Atk 1, Dam 1d6, SA SaveBonus (4), DodgeGiants." calcext:value-type="string">
            <text:p>Gnome: AC 5, MV 6, HD 1, Atk 1, Dam 1d6, SA SaveBonus (4), DodgeGiants.</text:p>
          </table:table-cell>
          <table:table-cell table:number-columns-repeated="1023"/>
        </table:table-row>
        <table:table-row table:style-name="ro6">
          <table:table-cell table:formula="of:=CONCATENATE([MonsterDatabase.A79];&quot;: AC &quot;;[MonsterDatabase.C79];&quot;, MV &quot;;[MonsterDatabase.D79];&quot;, HD &quot;;[MonsterDatabase.E79];&quot;, Atk &quot;;[MonsterDatabase.H79];&quot;, Dam &quot;;[MonsterDatabase.I79];IF([MonsterDatabase.J79]=&quot;-&quot;;&quot;&quot;;CONCATENATE(&quot;, SA &quot;;[MonsterDatabase.J79]));&quot;.&quot;)" office:value-type="string" office:string-value="Elf: AC 5, MV 12, HD 1+1, Atk 1, Dam 1d6, SA Camouflage, HitBonus (1)." calcext:value-type="string">
            <text:p>Elf: AC 5, MV 12, HD 1+1, Atk 1, Dam 1d6, SA Camouflage, HitBonus (1).</text:p>
          </table:table-cell>
          <table:table-cell table:number-columns-repeated="1023"/>
        </table:table-row>
        <table:table-row table:style-name="ro6">
          <table:table-cell table:formula="of:=CONCATENATE([MonsterDatabase.A80];&quot;: AC &quot;;[MonsterDatabase.C80];&quot;, MV &quot;;[MonsterDatabase.D80];&quot;, HD &quot;;[MonsterDatabase.E80];&quot;, Atk &quot;;[MonsterDatabase.H80];&quot;, Dam &quot;;[MonsterDatabase.I80];IF([MonsterDatabase.J80]=&quot;-&quot;;&quot;&quot;;CONCATENATE(&quot;, SA &quot;;[MonsterDatabase.J80]));&quot;.&quot;)" office:value-type="string" office:string-value="Pixie: AC 6, MV 9, HD 1, Atk 1, Dam 1d6, SA Flight (18), Invisibility." calcext:value-type="string">
            <text:p>Pixie: AC 6, MV 9, HD 1, Atk 1, Dam 1d6, SA Flight (18), Invisibility.</text:p>
          </table:table-cell>
          <table:table-cell table:number-columns-repeated="1023"/>
        </table:table-row>
        <table:table-row table:style-name="ro6">
          <table:table-cell table:formula="of:=CONCATENATE([MonsterDatabase.A81];&quot;: AC &quot;;[MonsterDatabase.C81];&quot;, MV &quot;;[MonsterDatabase.D81];&quot;, HD &quot;;[MonsterDatabase.E81];&quot;, Atk &quot;;[MonsterDatabase.H81];&quot;, Dam &quot;;[MonsterDatabase.I81];IF([MonsterDatabase.J81]=&quot;-&quot;;&quot;&quot;;CONCATENATE(&quot;, SA &quot;;[MonsterDatabase.J81]));&quot;.&quot;)" office:value-type="string" office:string-value="Nixie: AC 7, MV 12, HD 1, Atk 1, Dam 1d6." calcext:value-type="string">
            <text:p>Nixie: AC 7, MV 12, HD 1, Atk 1, Dam 1d6.</text:p>
          </table:table-cell>
          <table:table-cell table:number-columns-repeated="1023"/>
        </table:table-row>
        <table:table-row table:style-name="ro6">
          <table:table-cell table:formula="of:=CONCATENATE([MonsterDatabase.A82];&quot;: AC &quot;;[MonsterDatabase.C82];&quot;, MV &quot;;[MonsterDatabase.D82];&quot;, HD &quot;;[MonsterDatabase.E82];&quot;, Atk &quot;;[MonsterDatabase.H82];&quot;, Dam &quot;;[MonsterDatabase.I82];IF([MonsterDatabase.J82]=&quot;-&quot;;&quot;&quot;;CONCATENATE(&quot;, SA &quot;;[MonsterDatabase.J82]));&quot;.&quot;)" office:value-type="string" office:string-value="Dwarf: AC 4, MV 6, HD 1, Atk 1, Dam 1d6, SA SaveBonus (4), DodgeGiants." calcext:value-type="string">
            <text:p>Dwarf: AC 4, MV 6, HD 1, Atk 1, Dam 1d6, SA SaveBonus (4), DodgeGiants.</text:p>
          </table:table-cell>
          <table:table-cell table:number-columns-repeated="1023"/>
        </table:table-row>
        <table:table-row table:style-name="ro6">
          <table:table-cell table:formula="of:=CONCATENATE([MonsterDatabase.A83];&quot;: AC &quot;;[MonsterDatabase.C83];&quot;, MV &quot;;[MonsterDatabase.D83];&quot;, HD &quot;;[MonsterDatabase.E83];&quot;, Atk &quot;;[MonsterDatabase.H83];&quot;, Dam &quot;;[MonsterDatabase.I83];IF([MonsterDatabase.J83]=&quot;-&quot;;&quot;&quot;;CONCATENATE(&quot;, SA &quot;;[MonsterDatabase.J83]));&quot;.&quot;)" office:value-type="string" office:string-value="Pegasus: AC 6, MV 24, HD 2+2, Atk 2, Dam 1d6, SA Flight (48)." calcext:value-type="string">
            <text:p>Pegasus: AC 6, MV 24, HD 2+2, Atk 2, Dam 1d6, SA Flight (48).</text:p>
          </table:table-cell>
          <table:table-cell table:number-columns-repeated="1023"/>
        </table:table-row>
        <table:table-row table:style-name="ro6">
          <table:table-cell table:formula="of:=CONCATENATE([MonsterDatabase.A84];&quot;: AC &quot;;[MonsterDatabase.C84];&quot;, MV &quot;;[MonsterDatabase.D84];&quot;, HD &quot;;[MonsterDatabase.E84];&quot;, Atk &quot;;[MonsterDatabase.H84];&quot;, Dam &quot;;[MonsterDatabase.I84];IF([MonsterDatabase.J84]=&quot;-&quot;;&quot;&quot;;CONCATENATE(&quot;, SA &quot;;[MonsterDatabase.J84]));&quot;.&quot;)" office:value-type="string" office:string-value="Hippogriff: AC 5, MV 18, HD 3+1, Atk 2, Dam 1d6, SA Flight (36)." calcext:value-type="string">
            <text:p>Hippogriff: AC 5, MV 18, HD 3+1, Atk 2, Dam 1d6, SA Flight (36).</text:p>
          </table:table-cell>
          <table:table-cell table:number-columns-repeated="1023"/>
        </table:table-row>
        <table:table-row table:style-name="ro6">
          <table:table-cell table:formula="of:=CONCATENATE([MonsterDatabase.A85];&quot;: AC &quot;;[MonsterDatabase.C85];&quot;, MV &quot;;[MonsterDatabase.D85];&quot;, HD &quot;;[MonsterDatabase.E85];&quot;, Atk &quot;;[MonsterDatabase.H85];&quot;, Dam &quot;;[MonsterDatabase.I85];IF([MonsterDatabase.J85]=&quot;-&quot;;&quot;&quot;;CONCATENATE(&quot;, SA &quot;;[MonsterDatabase.J85]));&quot;.&quot;)" office:value-type="string" office:string-value="Centaur: AC 5, MV 18, HD 4, Atk 2, Dam 1d6." calcext:value-type="string">
            <text:p>Centaur: AC 5, MV 18, HD 4, Atk 2, Dam 1d6.</text:p>
          </table:table-cell>
          <table:table-cell table:number-columns-repeated="1023"/>
        </table:table-row>
        <table:table-row table:style-name="ro6">
          <table:table-cell table:formula="of:=CONCATENATE([MonsterDatabase.A86];&quot;: AC &quot;;[MonsterDatabase.C86];&quot;, MV &quot;;[MonsterDatabase.D86];&quot;, HD &quot;;[MonsterDatabase.E86];&quot;, Atk &quot;;[MonsterDatabase.H86];&quot;, Dam &quot;;[MonsterDatabase.I86];IF([MonsterDatabase.J86]=&quot;-&quot;;&quot;&quot;;CONCATENATE(&quot;, SA &quot;;[MonsterDatabase.J86]));&quot;.&quot;)" office:value-type="string" office:string-value="Unicorn: AC 2, MV 24, HD 4, Atk 2, Dam 1d6, SA SaveBonus (6), Detection (24), DimensionDoor (36)." calcext:value-type="string">
            <text:p>Unicorn: AC 2, MV 24, HD 4, Atk 2, Dam 1d6, SA SaveBonus (6), Detection (24), DimensionDoor (36).</text:p>
          </table:table-cell>
          <table:table-cell table:number-columns-repeated="1023"/>
        </table:table-row>
        <table:table-row table:style-name="ro6">
          <table:table-cell table:formula="of:=CONCATENATE([MonsterDatabase.A87];&quot;: AC &quot;;[MonsterDatabase.C87];&quot;, MV &quot;;[MonsterDatabase.D87];&quot;, HD &quot;;[MonsterDatabase.E87];&quot;, Atk &quot;;[MonsterDatabase.H87];&quot;, Dam &quot;;[MonsterDatabase.I87];IF([MonsterDatabase.J87]=&quot;-&quot;;&quot;&quot;;CONCATENATE(&quot;, SA &quot;;[MonsterDatabase.J87]));&quot;.&quot;)" office:value-type="string" office:string-value="Dryad: AC 5, MV 12, HD 2, Atk 1, Dam 1d6, SA Charm (2)." calcext:value-type="string">
            <text:p>Dryad: AC 5, MV 12, HD 2, Atk 1, Dam 1d6, SA Charm (2).</text:p>
          </table:table-cell>
          <table:table-cell table:number-columns-repeated="1023"/>
        </table:table-row>
        <table:table-row table:style-name="ro6">
          <table:table-cell table:formula="of:=CONCATENATE([MonsterDatabase.A88];&quot;: AC &quot;;[MonsterDatabase.C88];&quot;, MV &quot;;[MonsterDatabase.D88];&quot;, HD &quot;;[MonsterDatabase.E88];&quot;, Atk &quot;;[MonsterDatabase.H88];&quot;, Dam &quot;;[MonsterDatabase.I88];IF([MonsterDatabase.J88]=&quot;-&quot;;&quot;&quot;;CONCATENATE(&quot;, SA &quot;;[MonsterDatabase.J88]));&quot;.&quot;)" office:value-type="string" office:string-value="Roc: AC 4, MV 6, HD 6, Atk 3, Dam 1d6, SA Flight (48)." calcext:value-type="string">
            <text:p>Roc: AC 4, MV 6, HD 6, Atk 3, Dam 1d6, SA Flight (48).</text:p>
          </table:table-cell>
          <table:table-cell table:number-columns-repeated="1023"/>
        </table:table-row>
        <table:table-row table:style-name="ro6">
          <table:table-cell table:formula="of:=CONCATENATE([MonsterDatabase.A89];&quot;: AC &quot;;[MonsterDatabase.C89];&quot;, MV &quot;;[MonsterDatabase.D89];&quot;, HD &quot;;[MonsterDatabase.E89];&quot;, Atk &quot;;[MonsterDatabase.H89];&quot;, Dam &quot;;[MonsterDatabase.I89];IF([MonsterDatabase.J89]=&quot;-&quot;;&quot;&quot;;CONCATENATE(&quot;, SA &quot;;[MonsterDatabase.J89]));&quot;.&quot;)" office:value-type="string" office:string-value="Griffon: AC 3, MV 12, HD 7, Atk 3, Dam 1d6, SA Flight (30)." calcext:value-type="string">
            <text:p>Griffon: AC 3, MV 12, HD 7, Atk 3, Dam 1d6, SA Flight (30).</text:p>
          </table:table-cell>
          <table:table-cell table:number-columns-repeated="1023"/>
        </table:table-row>
        <table:table-row table:style-name="ro6">
          <table:table-cell table:formula="of:=CONCATENATE([MonsterDatabase.A90];&quot;: AC &quot;;[MonsterDatabase.C90];&quot;, MV &quot;;[MonsterDatabase.D90];&quot;, HD &quot;;[MonsterDatabase.E90];&quot;, Atk &quot;;[MonsterDatabase.H90];&quot;, Dam &quot;;[MonsterDatabase.I90];IF([MonsterDatabase.J90]=&quot;-&quot;;&quot;&quot;;CONCATENATE(&quot;, SA &quot;;[MonsterDatabase.J90]));&quot;.&quot;)" office:value-type="string" office:string-value="Tree: AC 2, MV 3, HD 8, Atk 2, Dam 2d6." calcext:value-type="string">
            <text:p>Tree: AC 2, MV 3, HD 8, Atk 2, Dam 2d6.</text:p>
          </table:table-cell>
          <table:table-cell table:number-columns-repeated="1023"/>
        </table:table-row>
        <table:table-row table:style-name="ro6">
          <table:table-cell table:formula="of:=CONCATENATE([MonsterDatabase.A91];&quot;: AC &quot;;[MonsterDatabase.C91];&quot;, MV &quot;;[MonsterDatabase.D91];&quot;, HD &quot;;[MonsterDatabase.E91];&quot;, Atk &quot;;[MonsterDatabase.H91];&quot;, Dam &quot;;[MonsterDatabase.I91];IF([MonsterDatabase.J91]=&quot;-&quot;;&quot;&quot;;CONCATENATE(&quot;, SA &quot;;[MonsterDatabase.J91]));&quot;.&quot;)" office:value-type="string" office:string-value="Treant: AC 2, MV 6, HD 8, Atk 2, Dam 2d6, SA SummonTrees." calcext:value-type="string">
            <text:p>Treant: AC 2, MV 6, HD 8, Atk 2, Dam 2d6, SA SummonTrees.</text:p>
          </table:table-cell>
          <table:table-cell table:number-columns-repeated="1023"/>
        </table:table-row>
        <table:table-row table:style-name="ro6">
          <table:table-cell table:formula="of:=CONCATENATE([MonsterDatabase.A92];&quot;: AC &quot;;[MonsterDatabase.C92];&quot;, MV &quot;;[MonsterDatabase.D92];&quot;, HD &quot;;[MonsterDatabase.E92];&quot;, Atk &quot;;[MonsterDatabase.H92];&quot;, Dam &quot;;[MonsterDatabase.I92];IF([MonsterDatabase.J92]=&quot;-&quot;;&quot;&quot;;CONCATENATE(&quot;, SA &quot;;[MonsterDatabase.J92]));&quot;.&quot;)" office:value-type="string" office:string-value="Kobold: AC 7, MV 6, HD 1/2, Atk 1, Dam 1d6, SA LightSensitivity." calcext:value-type="string">
            <text:p>Kobold: AC 7, MV 6, HD 1/2, Atk 1, Dam 1d6, SA LightSensitivity.</text:p>
          </table:table-cell>
          <table:table-cell table:number-columns-repeated="1023"/>
        </table:table-row>
        <table:table-row table:style-name="ro6">
          <table:table-cell table:formula="of:=CONCATENATE([MonsterDatabase.A93];&quot;: AC &quot;;[MonsterDatabase.C93];&quot;, MV &quot;;[MonsterDatabase.D93];&quot;, HD &quot;;[MonsterDatabase.E93];&quot;, Atk &quot;;[MonsterDatabase.H93];&quot;, Dam &quot;;[MonsterDatabase.I93];IF([MonsterDatabase.J93]=&quot;-&quot;;&quot;&quot;;CONCATENATE(&quot;, SA &quot;;[MonsterDatabase.J93]));&quot;.&quot;)" office:value-type="string" office:string-value="Goblin: AC 6, MV 6, HD 1-1, Atk 1, Dam 1d6, SA LightSensitivity." calcext:value-type="string">
            <text:p>Goblin: AC 6, MV 6, HD 1-1, Atk 1, Dam 1d6, SA LightSensitivity.</text:p>
          </table:table-cell>
          <table:table-cell table:number-columns-repeated="1023"/>
        </table:table-row>
        <table:table-row table:style-name="ro6">
          <table:table-cell table:formula="of:=CONCATENATE([MonsterDatabase.A94];&quot;: AC &quot;;[MonsterDatabase.C94];&quot;, MV &quot;;[MonsterDatabase.D94];&quot;, HD &quot;;[MonsterDatabase.E94];&quot;, Atk &quot;;[MonsterDatabase.H94];&quot;, Dam &quot;;[MonsterDatabase.I94];IF([MonsterDatabase.J94]=&quot;-&quot;;&quot;&quot;;CONCATENATE(&quot;, SA &quot;;[MonsterDatabase.J94]));&quot;.&quot;)" office:value-type="string" office:string-value="Orc: AC 6, MV 9, HD 1, Atk 1, Dam 1d6, SA LightSensitivity." calcext:value-type="string">
            <text:p>Orc: AC 6, MV 9, HD 1, Atk 1, Dam 1d6, SA LightSensitivity.</text:p>
          </table:table-cell>
          <table:table-cell table:number-columns-repeated="1023"/>
        </table:table-row>
        <table:table-row table:style-name="ro6">
          <table:table-cell table:formula="of:=CONCATENATE([MonsterDatabase.A95];&quot;: AC &quot;;[MonsterDatabase.C95];&quot;, MV &quot;;[MonsterDatabase.D95];&quot;, HD &quot;;[MonsterDatabase.E95];&quot;, Atk &quot;;[MonsterDatabase.H95];&quot;, Dam &quot;;[MonsterDatabase.I95];IF([MonsterDatabase.J95]=&quot;-&quot;;&quot;&quot;;CONCATENATE(&quot;, SA &quot;;[MonsterDatabase.J95]));&quot;.&quot;)" office:value-type="string" office:string-value="Hobgoblin: AC 5, MV 9, HD 1+1, Atk 1, Dam 1d6, SA Bravery (1)." calcext:value-type="string">
            <text:p>Hobgoblin: AC 5, MV 9, HD 1+1, Atk 1, Dam 1d6, SA Bravery (1).</text:p>
          </table:table-cell>
          <table:table-cell table:number-columns-repeated="1023"/>
        </table:table-row>
        <table:table-row table:style-name="ro6">
          <table:table-cell table:formula="of:=CONCATENATE([MonsterDatabase.A96];&quot;: AC &quot;;[MonsterDatabase.C96];&quot;, MV &quot;;[MonsterDatabase.D96];&quot;, HD &quot;;[MonsterDatabase.E96];&quot;, Atk &quot;;[MonsterDatabase.H96];&quot;, Dam &quot;;[MonsterDatabase.I96];IF([MonsterDatabase.J96]=&quot;-&quot;;&quot;&quot;;CONCATENATE(&quot;, SA &quot;;[MonsterDatabase.J96]));&quot;.&quot;)" office:value-type="string" office:string-value="Gnoll: AC 5, MV 9, HD 2, Atk 1, Dam 1d6, SA Bravery (2)." calcext:value-type="string">
            <text:p>Gnoll: AC 5, MV 9, HD 2, Atk 1, Dam 1d6, SA Bravery (2).</text:p>
          </table:table-cell>
          <table:table-cell table:number-columns-repeated="1023"/>
        </table:table-row>
        <table:table-row table:style-name="ro6">
          <table:table-cell table:formula="of:=CONCATENATE([MonsterDatabase.A97];&quot;: AC &quot;;[MonsterDatabase.C97];&quot;, MV &quot;;[MonsterDatabase.D97];&quot;, HD &quot;;[MonsterDatabase.E97];&quot;, Atk &quot;;[MonsterDatabase.H97];&quot;, Dam &quot;;[MonsterDatabase.I97];IF([MonsterDatabase.J97]=&quot;-&quot;;&quot;&quot;;CONCATENATE(&quot;, SA &quot;;[MonsterDatabase.J97]));&quot;.&quot;)" office:value-type="string" office:string-value="Bugbear: AC 5, MV 9, HD 3+1, Atk 1, Dam 1d6+1, SA Stealth (1)." calcext:value-type="string">
            <text:p>Bugbear: AC 5, MV 9, HD 3+1, Atk 1, Dam 1d6+1, SA Stealth (1).</text:p>
          </table:table-cell>
          <table:table-cell table:number-columns-repeated="1023"/>
        </table:table-row>
        <table:table-row table:style-name="ro6">
          <table:table-cell table:formula="of:=CONCATENATE([MonsterDatabase.A98];&quot;: AC &quot;;[MonsterDatabase.C98];&quot;, MV &quot;;[MonsterDatabase.D98];&quot;, HD &quot;;[MonsterDatabase.E98];&quot;, Atk &quot;;[MonsterDatabase.H98];&quot;, Dam &quot;;[MonsterDatabase.I98];IF([MonsterDatabase.J98]=&quot;-&quot;;&quot;&quot;;CONCATENATE(&quot;, SA &quot;;[MonsterDatabase.J98]));&quot;.&quot;)" office:value-type="string" office:string-value="Ogre: AC 5, MV 9, HD 4+1, Atk 1, Dam 1d6+2." calcext:value-type="string">
            <text:p>Ogre: AC 5, MV 9, HD 4+1, Atk 1, Dam 1d6+2.</text:p>
          </table:table-cell>
          <table:table-cell table:number-columns-repeated="1023"/>
        </table:table-row>
        <table:table-row table:style-name="ro6">
          <table:table-cell table:formula="of:=CONCATENATE([MonsterDatabase.A99];&quot;: AC &quot;;[MonsterDatabase.C99];&quot;, MV &quot;;[MonsterDatabase.D99];&quot;, HD &quot;;[MonsterDatabase.E99];&quot;, Atk &quot;;[MonsterDatabase.H99];&quot;, Dam &quot;;[MonsterDatabase.I99];IF([MonsterDatabase.J99]=&quot;-&quot;;&quot;&quot;;CONCATENATE(&quot;, SA &quot;;[MonsterDatabase.J99]));&quot;.&quot;)" office:value-type="string" office:string-value="Giant, Hill: AC 4, MV 12, HD 8, Atk 1, Dam 2d6, SA RockHurling." calcext:value-type="string">
            <text:p>Giant, Hill: AC 4, MV 12, HD 8, Atk 1, Dam 2d6, SA RockHurling.</text:p>
          </table:table-cell>
          <table:table-cell table:number-columns-repeated="1023"/>
        </table:table-row>
        <table:table-row table:style-name="ro6">
          <table:table-cell table:formula="of:=CONCATENATE([MonsterDatabase.A100];&quot;: AC &quot;;[MonsterDatabase.C100];&quot;, MV &quot;;[MonsterDatabase.D100];&quot;, HD &quot;;[MonsterDatabase.E100];&quot;, Atk &quot;;[MonsterDatabase.H100];&quot;, Dam &quot;;[MonsterDatabase.I100];IF([MonsterDatabase.J100]=&quot;-&quot;;&quot;&quot;;CONCATENATE(&quot;, SA &quot;;[MonsterDatabase.J100]));&quot;.&quot;)" office:value-type="string" office:string-value="Troll: AC 4, MV 12, HD 6+3, Atk 2, Dam 1d6, SA Regeneration (3)." calcext:value-type="string">
            <text:p>Troll: AC 4, MV 12, HD 6+3, Atk 2, Dam 1d6, SA Regeneration (3).</text:p>
          </table:table-cell>
          <table:table-cell table:number-columns-repeated="1023"/>
        </table:table-row>
        <table:table-row table:style-name="ro6">
          <table:table-cell table:formula="of:=CONCATENATE([MonsterDatabase.A101];&quot;: AC &quot;;[MonsterDatabase.C101];&quot;, MV &quot;;[MonsterDatabase.D101];&quot;, HD &quot;;[MonsterDatabase.E101];&quot;, Atk &quot;;[MonsterDatabase.H101];&quot;, Dam &quot;;[MonsterDatabase.I101];IF([MonsterDatabase.J101]=&quot;-&quot;;&quot;&quot;;CONCATENATE(&quot;, SA &quot;;[MonsterDatabase.J101]));&quot;.&quot;)" office:value-type="string" office:string-value="Giant, Stone: AC 4, MV 12, HD 9, Atk 1, Dam 2d6, SA RockHurling." calcext:value-type="string">
            <text:p>Giant, Stone: AC 4, MV 12, HD 9, Atk 1, Dam 2d6, SA RockHurling.</text:p>
          </table:table-cell>
          <table:table-cell table:number-columns-repeated="1023"/>
        </table:table-row>
        <table:table-row table:style-name="ro6">
          <table:table-cell table:formula="of:=CONCATENATE([MonsterDatabase.A102];&quot;: AC &quot;;[MonsterDatabase.C102];&quot;, MV &quot;;[MonsterDatabase.D102];&quot;, HD &quot;;[MonsterDatabase.E102];&quot;, Atk &quot;;[MonsterDatabase.H102];&quot;, Dam &quot;;[MonsterDatabase.I102];IF([MonsterDatabase.J102]=&quot;-&quot;;&quot;&quot;;CONCATENATE(&quot;, SA &quot;;[MonsterDatabase.J102]));&quot;.&quot;)" office:value-type="string" office:string-value="Giant, Frost: AC 4, MV 12, HD 10+1, Atk 1, Dam 2d6+1, SA RockHurling, ColdImmunity." calcext:value-type="string">
            <text:p>Giant, Frost: AC 4, MV 12, HD 10+1, Atk 1, Dam 2d6+1, SA RockHurling, ColdImmunity.</text:p>
          </table:table-cell>
          <table:table-cell table:number-columns-repeated="1023"/>
        </table:table-row>
        <table:table-row table:style-name="ro6">
          <table:table-cell table:formula="of:=CONCATENATE([MonsterDatabase.A103];&quot;: AC &quot;;[MonsterDatabase.C103];&quot;, MV &quot;;[MonsterDatabase.D103];&quot;, HD &quot;;[MonsterDatabase.E103];&quot;, Atk &quot;;[MonsterDatabase.H103];&quot;, Dam &quot;;[MonsterDatabase.I103];IF([MonsterDatabase.J103]=&quot;-&quot;;&quot;&quot;;CONCATENATE(&quot;, SA &quot;;[MonsterDatabase.J103]));&quot;.&quot;)" office:value-type="string" office:string-value="Giant, Fire: AC 4, MV 12, HD 11+3, Atk 1, Dam 2d6+2, SA RockHurling, FireImmunity." calcext:value-type="string">
            <text:p>Giant, Fire: AC 4, MV 12, HD 11+3, Atk 1, Dam 2d6+2, SA RockHurling, FireImmunity.</text:p>
          </table:table-cell>
          <table:table-cell table:number-columns-repeated="1023"/>
        </table:table-row>
        <table:table-row table:style-name="ro6">
          <table:table-cell table:formula="of:=CONCATENATE([MonsterDatabase.A104];&quot;: AC &quot;;[MonsterDatabase.C104];&quot;, MV &quot;;[MonsterDatabase.D104];&quot;, HD &quot;;[MonsterDatabase.E104];&quot;, Atk &quot;;[MonsterDatabase.H104];&quot;, Dam &quot;;[MonsterDatabase.I104];IF([MonsterDatabase.J104]=&quot;-&quot;;&quot;&quot;;CONCATENATE(&quot;, SA &quot;;[MonsterDatabase.J104]));&quot;.&quot;)" office:value-type="string" office:string-value="Ettin: AC 3, MV 12, HD 10, Atk 2, Dam 2d6, SA Alertness." calcext:value-type="string">
            <text:p>Ettin: AC 3, MV 12, HD 10, Atk 2, Dam 2d6, SA Alertness.</text:p>
          </table:table-cell>
          <table:table-cell table:number-columns-repeated="1023"/>
        </table:table-row>
        <table:table-row table:style-name="ro6">
          <table:table-cell table:formula="of:=CONCATENATE([MonsterDatabase.A105];&quot;: AC &quot;;[MonsterDatabase.C105];&quot;, MV &quot;;[MonsterDatabase.D105];&quot;, HD &quot;;[MonsterDatabase.E105];&quot;, Atk &quot;;[MonsterDatabase.H105];&quot;, Dam &quot;;[MonsterDatabase.I105];IF([MonsterDatabase.J105]=&quot;-&quot;;&quot;&quot;;CONCATENATE(&quot;, SA &quot;;[MonsterDatabase.J105]));&quot;.&quot;)" office:value-type="string" office:string-value="Giant, Cloud: AC 4, MV 12, HD 12+2, Atk 1, Dam 3d6, SA RockHurling, Detection." calcext:value-type="string">
            <text:p>Giant, Cloud: AC 4, MV 12, HD 12+2, Atk 1, Dam 3d6, SA RockHurling, Detection.</text:p>
          </table:table-cell>
          <table:table-cell table:number-columns-repeated="1023"/>
        </table:table-row>
        <table:table-row table:style-name="ro6">
          <table:table-cell table:formula="of:=CONCATENATE([MonsterDatabase.A106];&quot;: AC &quot;;[MonsterDatabase.C106];&quot;, MV &quot;;[MonsterDatabase.D106];&quot;, HD &quot;;[MonsterDatabase.E106];&quot;, Atk &quot;;[MonsterDatabase.H106];&quot;, Dam &quot;;[MonsterDatabase.I106];IF([MonsterDatabase.J106]=&quot;-&quot;;&quot;&quot;;CONCATENATE(&quot;, SA &quot;;[MonsterDatabase.J106]));&quot;.&quot;)" office:value-type="string" office:string-value="Giant, Storm: AC 4, MV 15, HD 15, Atk 1, Dam 3d6+3, SA RockHurling, WeatherControl." calcext:value-type="string">
            <text:p>Giant, Storm: AC 4, MV 15, HD 15, Atk 1, Dam 3d6+3, SA RockHurling, WeatherControl.</text:p>
          </table:table-cell>
          <table:table-cell table:number-columns-repeated="1023"/>
        </table:table-row>
        <table:table-row table:style-name="ro6">
          <table:table-cell table:formula="of:=CONCATENATE([MonsterDatabase.A107];&quot;: AC &quot;;[MonsterDatabase.C107];&quot;, MV &quot;;[MonsterDatabase.D107];&quot;, HD &quot;;[MonsterDatabase.E107];&quot;, Atk &quot;;[MonsterDatabase.H107];&quot;, Dam &quot;;[MonsterDatabase.I107];IF([MonsterDatabase.J107]=&quot;-&quot;;&quot;&quot;;CONCATENATE(&quot;, SA &quot;;[MonsterDatabase.J107]));&quot;.&quot;)" office:value-type="string" office:string-value="Ogre Mage: AC 4, MV 9, HD 5+2, Atk 1, Dam 2d6, SA Flight (15), Invisibility, Darkness, Polymorphism, Regeneration (1), Charm, ConeOfCold." calcext:value-type="string">
            <text:p>Ogre Mage: AC 4, MV 9, HD 5+2, Atk 1, Dam 2d6, SA Flight (15), Invisibility, Darkness, Polymorphism, Regeneration (1), Charm, ConeOfCold.</text:p>
          </table:table-cell>
          <table:table-cell table:number-columns-repeated="1023"/>
        </table:table-row>
        <table:table-row table:style-name="ro6">
          <table:table-cell table:formula="of:=CONCATENATE([MonsterDatabase.A108];&quot;: AC &quot;;[MonsterDatabase.C108];&quot;, MV &quot;;[MonsterDatabase.D108];&quot;, HD &quot;;[MonsterDatabase.E108];&quot;, Atk &quot;;[MonsterDatabase.H108];&quot;, Dam &quot;;[MonsterDatabase.I108];IF([MonsterDatabase.J108]=&quot;-&quot;;&quot;&quot;;CONCATENATE(&quot;, SA &quot;;[MonsterDatabase.J108]));&quot;.&quot;)" office:value-type="string" office:string-value="Triton: AC 6, MV 15, HD 5, Atk 1, Dam 1d6, SA Spells, MagicResistance (90)." calcext:value-type="string">
            <text:p>Triton: AC 6, MV 15, HD 5, Atk 1, Dam 1d6, SA Spells, MagicResistance (90).</text:p>
          </table:table-cell>
          <table:table-cell table:number-columns-repeated="1023"/>
        </table:table-row>
        <table:table-row table:style-name="ro6">
          <table:table-cell table:formula="of:=CONCATENATE([MonsterDatabase.A109];&quot;: AC &quot;;[MonsterDatabase.C109];&quot;, MV &quot;;[MonsterDatabase.D109];&quot;, HD &quot;;[MonsterDatabase.E109];&quot;, Atk &quot;;[MonsterDatabase.H109];&quot;, Dam &quot;;[MonsterDatabase.I109];IF([MonsterDatabase.J109]=&quot;-&quot;;&quot;&quot;;CONCATENATE(&quot;, SA &quot;;[MonsterDatabase.J109]));&quot;.&quot;)" office:value-type="string" office:string-value="Titan: AC 2, MV 15, HD 20, Atk 1, Dam 3d6+3, SA Spells, MagicResistance (60)." calcext:value-type="string">
            <text:p>Titan: AC 2, MV 15, HD 20, Atk 1, Dam 3d6+3, SA Spells, MagicResistance (60).</text:p>
          </table:table-cell>
          <table:table-cell table:number-columns-repeated="1023"/>
        </table:table-row>
        <table:table-row table:style-name="ro6">
          <table:table-cell table:formula="of:=CONCATENATE([MonsterDatabase.A110];&quot;: AC &quot;;[MonsterDatabase.C110];&quot;, MV &quot;;[MonsterDatabase.D110];&quot;, HD &quot;;[MonsterDatabase.E110];&quot;, Atk &quot;;[MonsterDatabase.H110];&quot;, Dam &quot;;[MonsterDatabase.I110];IF([MonsterDatabase.J110]=&quot;-&quot;;&quot;&quot;;CONCATENATE(&quot;, SA &quot;;[MonsterDatabase.J110]));&quot;.&quot;)" office:value-type="string" office:string-value="Bandit: AC 6, MV 12, HD 1, Atk 1, Dam 1d6." calcext:value-type="string">
            <text:p>Bandit: AC 6, MV 12, HD 1, Atk 1, Dam 1d6.</text:p>
          </table:table-cell>
          <table:table-cell table:number-columns-repeated="1023"/>
        </table:table-row>
        <table:table-row table:style-name="ro6">
          <table:table-cell table:formula="of:=CONCATENATE([MonsterDatabase.A111];&quot;: AC &quot;;[MonsterDatabase.C111];&quot;, MV &quot;;[MonsterDatabase.D111];&quot;, HD &quot;;[MonsterDatabase.E111];&quot;, Atk &quot;;[MonsterDatabase.H111];&quot;, Dam &quot;;[MonsterDatabase.I111];IF([MonsterDatabase.J111]=&quot;-&quot;;&quot;&quot;;CONCATENATE(&quot;, SA &quot;;[MonsterDatabase.J111]));&quot;.&quot;)" office:value-type="string" office:string-value="Berserker: AC 7, MV 12, HD 1+1, Atk 1, Dam 1d6+2, SA Berserking." calcext:value-type="string">
            <text:p>Berserker: AC 7, MV 12, HD 1+1, Atk 1, Dam 1d6+2, SA Berserking.</text:p>
          </table:table-cell>
          <table:table-cell table:number-columns-repeated="1023"/>
        </table:table-row>
        <table:table-row table:style-name="ro6">
          <table:table-cell table:formula="of:=CONCATENATE([MonsterDatabase.A112];&quot;: AC &quot;;[MonsterDatabase.C112];&quot;, MV &quot;;[MonsterDatabase.D112];&quot;, HD &quot;;[MonsterDatabase.E112];&quot;, Atk &quot;;[MonsterDatabase.H112];&quot;, Dam &quot;;[MonsterDatabase.I112];IF([MonsterDatabase.J112]=&quot;-&quot;;&quot;&quot;;CONCATENATE(&quot;, SA &quot;;[MonsterDatabase.J112]));&quot;.&quot;)" office:value-type="string" office:string-value="Warrior: AC 2, MV 9, HD 2, Atk 1, Dam 1d8, SA NPC." calcext:value-type="string">
            <text:p>Warrior: AC 2, MV 9, HD 2, Atk 1, Dam 1d8, SA NPC.</text:p>
          </table:table-cell>
          <table:table-cell table:number-columns-repeated="1023"/>
        </table:table-row>
        <table:table-row table:style-name="ro6">
          <table:table-cell table:formula="of:=CONCATENATE([MonsterDatabase.A113];&quot;: AC &quot;;[MonsterDatabase.C113];&quot;, MV &quot;;[MonsterDatabase.D113];&quot;, HD &quot;;[MonsterDatabase.E113];&quot;, Atk &quot;;[MonsterDatabase.H113];&quot;, Dam &quot;;[MonsterDatabase.I113];IF([MonsterDatabase.J113]=&quot;-&quot;;&quot;&quot;;CONCATENATE(&quot;, SA &quot;;[MonsterDatabase.J113]));&quot;.&quot;)" office:value-type="string" office:string-value="Hero: AC 2, MV 9, HD 4, Atk 1, Dam 1d8, SA NPC." calcext:value-type="string">
            <text:p>Hero: AC 2, MV 9, HD 4, Atk 1, Dam 1d8, SA NPC.</text:p>
          </table:table-cell>
          <table:table-cell table:number-columns-repeated="1023"/>
        </table:table-row>
        <table:table-row table:style-name="ro6">
          <table:table-cell table:formula="of:=CONCATENATE([MonsterDatabase.A114];&quot;: AC &quot;;[MonsterDatabase.C114];&quot;, MV &quot;;[MonsterDatabase.D114];&quot;, HD &quot;;[MonsterDatabase.E114];&quot;, Atk &quot;;[MonsterDatabase.H114];&quot;, Dam &quot;;[MonsterDatabase.I114];IF([MonsterDatabase.J114]=&quot;-&quot;;&quot;&quot;;CONCATENATE(&quot;, SA &quot;;[MonsterDatabase.J114]));&quot;.&quot;)" office:value-type="string" office:string-value="Swashbuckler: AC 2, MV 9, HD 5, Atk 1, Dam 1d8, SA NPC." calcext:value-type="string">
            <text:p>Swashbuckler: AC 2, MV 9, HD 5, Atk 1, Dam 1d8, SA NPC.</text:p>
          </table:table-cell>
          <table:table-cell table:number-columns-repeated="1023"/>
        </table:table-row>
        <table:table-row table:style-name="ro6">
          <table:table-cell table:formula="of:=CONCATENATE([MonsterDatabase.A115];&quot;: AC &quot;;[MonsterDatabase.C115];&quot;, MV &quot;;[MonsterDatabase.D115];&quot;, HD &quot;;[MonsterDatabase.E115];&quot;, Atk &quot;;[MonsterDatabase.H115];&quot;, Dam &quot;;[MonsterDatabase.I115];IF([MonsterDatabase.J115]=&quot;-&quot;;&quot;&quot;;CONCATENATE(&quot;, SA &quot;;[MonsterDatabase.J115]));&quot;.&quot;)" office:value-type="string" office:string-value="Myrmidon: AC 2, MV 9, HD 6, Atk 1, Dam 1d8, SA NPC." calcext:value-type="string">
            <text:p>Myrmidon: AC 2, MV 9, HD 6, Atk 1, Dam 1d8, SA NPC.</text:p>
          </table:table-cell>
          <table:table-cell table:number-columns-repeated="1023"/>
        </table:table-row>
        <table:table-row table:style-name="ro6">
          <table:table-cell table:formula="of:=CONCATENATE([MonsterDatabase.A116];&quot;: AC &quot;;[MonsterDatabase.C116];&quot;, MV &quot;;[MonsterDatabase.D116];&quot;, HD &quot;;[MonsterDatabase.E116];&quot;, Atk &quot;;[MonsterDatabase.H116];&quot;, Dam &quot;;[MonsterDatabase.I116];IF([MonsterDatabase.J116]=&quot;-&quot;;&quot;&quot;;CONCATENATE(&quot;, SA &quot;;[MonsterDatabase.J116]));&quot;.&quot;)" office:value-type="string" office:string-value="Superhero: AC 2, MV 9, HD 8, Atk 1, Dam 1d8, SA NPC." calcext:value-type="string">
            <text:p>Superhero: AC 2, MV 9, HD 8, Atk 1, Dam 1d8, SA NPC.</text:p>
          </table:table-cell>
          <table:table-cell table:number-columns-repeated="1023"/>
        </table:table-row>
        <table:table-row table:style-name="ro6">
          <table:table-cell table:formula="of:=CONCATENATE([MonsterDatabase.A117];&quot;: AC &quot;;[MonsterDatabase.C117];&quot;, MV &quot;;[MonsterDatabase.D117];&quot;, HD &quot;;[MonsterDatabase.E117];&quot;, Atk &quot;;[MonsterDatabase.H117];&quot;, Dam &quot;;[MonsterDatabase.I117];IF([MonsterDatabase.J117]=&quot;-&quot;;&quot;&quot;;CONCATENATE(&quot;, SA &quot;;[MonsterDatabase.J117]));&quot;.&quot;)" office:value-type="string" office:string-value="Lord: AC 2, MV 9, HD 9, Atk 1, Dam 1d8, SA NPC." calcext:value-type="string">
            <text:p>Lord: AC 2, MV 9, HD 9, Atk 1, Dam 1d8, SA NPC.</text:p>
          </table:table-cell>
          <table:table-cell table:number-columns-repeated="1023"/>
        </table:table-row>
        <table:table-row table:style-name="ro6">
          <table:table-cell table:formula="of:=CONCATENATE([MonsterDatabase.A118];&quot;: AC &quot;;[MonsterDatabase.C118];&quot;, MV &quot;;[MonsterDatabase.D118];&quot;, HD &quot;;[MonsterDatabase.E118];&quot;, Atk &quot;;[MonsterDatabase.H118];&quot;, Dam &quot;;[MonsterDatabase.I118];IF([MonsterDatabase.J118]=&quot;-&quot;;&quot;&quot;;CONCATENATE(&quot;, SA &quot;;[MonsterDatabase.J118]));&quot;.&quot;)" office:value-type="string" office:string-value="Gray Ooze: AC 8, MV 1, HD 3, Atk 1, Dam 2d6, SA FireImmunity, ColdImmunity, Corrosion, Grabbing." calcext:value-type="string">
            <text:p>Gray Ooze: AC 8, MV 1, HD 3, Atk 1, Dam 2d6, SA FireImmunity, ColdImmunity, Corrosion, Grabbing.</text:p>
          </table:table-cell>
          <table:table-cell table:number-columns-repeated="1023"/>
        </table:table-row>
        <table:table-row table:style-name="ro6">
          <table:table-cell table:formula="of:=CONCATENATE([MonsterDatabase.A119];&quot;: AC &quot;;[MonsterDatabase.C119];&quot;, MV &quot;;[MonsterDatabase.D119];&quot;, HD &quot;;[MonsterDatabase.E119];&quot;, Atk &quot;;[MonsterDatabase.H119];&quot;, Dam &quot;;[MonsterDatabase.I119];IF([MonsterDatabase.J119]=&quot;-&quot;;&quot;&quot;;CONCATENATE(&quot;, SA &quot;;[MonsterDatabase.J119]));&quot;.&quot;)" office:value-type="string" office:string-value="Gelatinous Cube: AC 8, MV 6, HD 4, Atk 1, Dam 1d6+1, SA Paralysis, LightningImmunity, ColdImmunity." calcext:value-type="string">
            <text:p>Gelatinous Cube: AC 8, MV 6, HD 4, Atk 1, Dam 1d6+1, SA Paralysis, LightningImmunity, ColdImmunity.</text:p>
          </table:table-cell>
          <table:table-cell table:number-columns-repeated="1023"/>
        </table:table-row>
        <table:table-row table:style-name="ro6">
          <table:table-cell table:formula="of:=CONCATENATE([MonsterDatabase.A120];&quot;: AC &quot;;[MonsterDatabase.C120];&quot;, MV &quot;;[MonsterDatabase.D120];&quot;, HD &quot;;[MonsterDatabase.E120];&quot;, Atk &quot;;[MonsterDatabase.H120];&quot;, Dam &quot;;[MonsterDatabase.I120];IF([MonsterDatabase.J120]=&quot;-&quot;;&quot;&quot;;CONCATENATE(&quot;, SA &quot;;[MonsterDatabase.J120]));&quot;.&quot;)" office:value-type="string" office:string-value="Yellow Mold: AC 9, MV 0, HD 1, Atk 1, Dam 1d6, SA WeaponImmunity, LightningImmunity, ColdImmunity, SporeCloud." calcext:value-type="string">
            <text:p>Yellow Mold: AC 9, MV 0, HD 1, Atk 1, Dam 1d6, SA WeaponImmunity, LightningImmunity, ColdImmunity, SporeCloud.</text:p>
          </table:table-cell>
          <table:table-cell table:number-columns-repeated="1023"/>
        </table:table-row>
        <table:table-row table:style-name="ro6">
          <table:table-cell table:formula="of:=CONCATENATE([MonsterDatabase.A121];&quot;: AC &quot;;[MonsterDatabase.C121];&quot;, MV &quot;;[MonsterDatabase.D121];&quot;, HD &quot;;[MonsterDatabase.E121];&quot;, Atk &quot;;[MonsterDatabase.H121];&quot;, Dam &quot;;[MonsterDatabase.I121];IF([MonsterDatabase.J121]=&quot;-&quot;;&quot;&quot;;CONCATENATE(&quot;, SA &quot;;[MonsterDatabase.J121]));&quot;.&quot;)" office:value-type="string" office:string-value="Green Slime: AC 9, MV 0, HD 2, Atk 1, Dam 1d6, SA WeaponImmunity, LightningImmunity, Corrosion, Grabbing, Absorption." calcext:value-type="string">
            <text:p>Green Slime: AC 9, MV 0, HD 2, Atk 1, Dam 1d6, SA WeaponImmunity, LightningImmunity, Corrosion, Grabbing, Absorption.</text:p>
          </table:table-cell>
          <table:table-cell table:number-columns-repeated="1023"/>
        </table:table-row>
        <table:table-row table:style-name="ro6">
          <table:table-cell table:formula="of:=CONCATENATE([MonsterDatabase.A122];&quot;: AC &quot;;[MonsterDatabase.C122];&quot;, MV &quot;;[MonsterDatabase.D122];&quot;, HD &quot;;[MonsterDatabase.E122];&quot;, Atk &quot;;[MonsterDatabase.H122];&quot;, Dam &quot;;[MonsterDatabase.I122];IF([MonsterDatabase.J122]=&quot;-&quot;;&quot;&quot;;CONCATENATE(&quot;, SA &quot;;[MonsterDatabase.J122]));&quot;.&quot;)" office:value-type="string" office:string-value="Ochre Jelly: AC 8, MV 3, HD 5, Atk 1, Dam 1d6, SA WeaponImmunity, LightningImmunity, Splitting, Grabbing." calcext:value-type="string">
            <text:p>Ochre Jelly: AC 8, MV 3, HD 5, Atk 1, Dam 1d6, SA WeaponImmunity, LightningImmunity, Splitting, Grabbing.</text:p>
          </table:table-cell>
          <table:table-cell table:number-columns-repeated="1023"/>
        </table:table-row>
        <table:table-row table:style-name="ro6">
          <table:table-cell table:formula="of:=CONCATENATE([MonsterDatabase.A123];&quot;: AC &quot;;[MonsterDatabase.C123];&quot;, MV &quot;;[MonsterDatabase.D123];&quot;, HD &quot;;[MonsterDatabase.E123];&quot;, Atk &quot;;[MonsterDatabase.H123];&quot;, Dam &quot;;[MonsterDatabase.I123];IF([MonsterDatabase.J123]=&quot;-&quot;;&quot;&quot;;CONCATENATE(&quot;, SA &quot;;[MonsterDatabase.J123]));&quot;.&quot;)" office:value-type="string" office:string-value="Black Pudding: AC 6, MV 6, HD 10, Atk 1, Dam 3d6, SA WeaponImmunity, LightningImmunity, ColdImmunity, Splitting, Corrosion, Grabbing." calcext:value-type="string">
            <text:p>Black Pudding: AC 6, MV 6, HD 10, Atk 1, Dam 3d6, SA WeaponImmunity, LightningImmunity, ColdImmunity, Splitting, Corrosion, Grabbing.</text:p>
          </table:table-cell>
          <table:table-cell table:number-columns-repeated="1023"/>
        </table:table-row>
        <table:table-row table:style-name="ro6">
          <table:table-cell table:formula="of:=CONCATENATE([MonsterDatabase.A124];&quot;: AC &quot;;[MonsterDatabase.C124];&quot;, MV &quot;;[MonsterDatabase.D124];&quot;, HD &quot;;[MonsterDatabase.E124];&quot;, Atk &quot;;[MonsterDatabase.H124];&quot;, Dam &quot;;[MonsterDatabase.I124];IF([MonsterDatabase.J124]=&quot;-&quot;;&quot;&quot;;CONCATENATE(&quot;, SA &quot;;[MonsterDatabase.J124]));&quot;.&quot;)" office:value-type="string" office:string-value="Skeleton: AC 7, MV 6, HD 1/2, Atk 1, Dam 1d6." calcext:value-type="string">
            <text:p>Skeleton: AC 7, MV 6, HD 1/2, Atk 1, Dam 1d6.</text:p>
          </table:table-cell>
          <table:table-cell table:number-columns-repeated="1023"/>
        </table:table-row>
        <table:table-row table:style-name="ro6">
          <table:table-cell table:formula="of:=CONCATENATE([MonsterDatabase.A125];&quot;: AC &quot;;[MonsterDatabase.C125];&quot;, MV &quot;;[MonsterDatabase.D125];&quot;, HD &quot;;[MonsterDatabase.E125];&quot;, Atk &quot;;[MonsterDatabase.H125];&quot;, Dam &quot;;[MonsterDatabase.I125];IF([MonsterDatabase.J125]=&quot;-&quot;;&quot;&quot;;CONCATENATE(&quot;, SA &quot;;[MonsterDatabase.J125]));&quot;.&quot;)" office:value-type="string" office:string-value="Zombie: AC 8, MV 6, HD 1, Atk 1, Dam 1d6." calcext:value-type="string">
            <text:p>Zombie: AC 8, MV 6, HD 1, Atk 1, Dam 1d6.</text:p>
          </table:table-cell>
          <table:table-cell table:number-columns-repeated="1023"/>
        </table:table-row>
        <table:table-row table:style-name="ro6">
          <table:table-cell table:formula="of:=CONCATENATE([MonsterDatabase.A126];&quot;: AC &quot;;[MonsterDatabase.C126];&quot;, MV &quot;;[MonsterDatabase.D126];&quot;, HD &quot;;[MonsterDatabase.E126];&quot;, Atk &quot;;[MonsterDatabase.H126];&quot;, Dam &quot;;[MonsterDatabase.I126];IF([MonsterDatabase.J126]=&quot;-&quot;;&quot;&quot;;CONCATENATE(&quot;, SA &quot;;[MonsterDatabase.J126]));&quot;.&quot;)" office:value-type="string" office:string-value="Wight: AC 5, MV 9, HD 3, Atk 1, Dam 1d6, SA SilverToHit, EnergyDrain (1), Spawn." calcext:value-type="string">
            <text:p>Wight: AC 5, MV 9, HD 3, Atk 1, Dam 1d6, SA SilverToHit, EnergyDrain (1), Spawn.</text:p>
          </table:table-cell>
          <table:table-cell table:number-columns-repeated="1023"/>
        </table:table-row>
        <table:table-row table:style-name="ro6">
          <table:table-cell table:formula="of:=CONCATENATE([MonsterDatabase.A127];&quot;: AC &quot;;[MonsterDatabase.C127];&quot;, MV &quot;;[MonsterDatabase.D127];&quot;, HD &quot;;[MonsterDatabase.E127];&quot;, Atk &quot;;[MonsterDatabase.H127];&quot;, Dam &quot;;[MonsterDatabase.I127];IF([MonsterDatabase.J127]=&quot;-&quot;;&quot;&quot;;CONCATENATE(&quot;, SA &quot;;[MonsterDatabase.J127]));&quot;.&quot;)" office:value-type="string" office:string-value="Ghoul: AC 6, MV 9, HD 2, Atk 1, Dam 1d6, SA Paralysis, Spawn." calcext:value-type="string">
            <text:p>Ghoul: AC 6, MV 9, HD 2, Atk 1, Dam 1d6, SA Paralysis, Spawn.</text:p>
          </table:table-cell>
          <table:table-cell table:number-columns-repeated="1023"/>
        </table:table-row>
        <table:table-row table:style-name="ro6">
          <table:table-cell table:formula="of:=CONCATENATE([MonsterDatabase.A128];&quot;: AC &quot;;[MonsterDatabase.C128];&quot;, MV &quot;;[MonsterDatabase.D128];&quot;, HD &quot;;[MonsterDatabase.E128];&quot;, Atk &quot;;[MonsterDatabase.H128];&quot;, Dam &quot;;[MonsterDatabase.I128];IF([MonsterDatabase.J128]=&quot;-&quot;;&quot;&quot;;CONCATENATE(&quot;, SA &quot;;[MonsterDatabase.J128]));&quot;.&quot;)" office:value-type="string" office:string-value="Wraith: AC 3, MV 12, HD 4, Atk 1, Dam 1d6, SA Flight (24), SilverToHit, EnergyDrain (1), Spawn." calcext:value-type="string">
            <text:p>Wraith: AC 3, MV 12, HD 4, Atk 1, Dam 1d6, SA Flight (24), SilverToHit, EnergyDrain (1), Spawn.</text:p>
          </table:table-cell>
          <table:table-cell table:number-columns-repeated="1023"/>
        </table:table-row>
        <table:table-row table:style-name="ro6">
          <table:table-cell table:formula="of:=CONCATENATE([MonsterDatabase.A129];&quot;: AC &quot;;[MonsterDatabase.C129];&quot;, MV &quot;;[MonsterDatabase.D129];&quot;, HD &quot;;[MonsterDatabase.E129];&quot;, Atk &quot;;[MonsterDatabase.H129];&quot;, Dam &quot;;[MonsterDatabase.I129];IF([MonsterDatabase.J129]=&quot;-&quot;;&quot;&quot;;CONCATENATE(&quot;, SA &quot;;[MonsterDatabase.J129]));&quot;.&quot;)" office:value-type="string" office:string-value="Mummy: AC 3, MV 6, HD 5+1, Atk 1, Dam 1d6, SA MagicToHit (1), DamageReduction, Rotting." calcext:value-type="string">
            <text:p>Mummy: AC 3, MV 6, HD 5+1, Atk 1, Dam 1d6, SA MagicToHit (1), DamageReduction, Rotting.</text:p>
          </table:table-cell>
          <table:table-cell table:number-columns-repeated="1023"/>
        </table:table-row>
        <table:table-row table:style-name="ro6">
          <table:table-cell table:formula="of:=CONCATENATE([MonsterDatabase.A130];&quot;: AC &quot;;[MonsterDatabase.C130];&quot;, MV &quot;;[MonsterDatabase.D130];&quot;, HD &quot;;[MonsterDatabase.E130];&quot;, Atk &quot;;[MonsterDatabase.H130];&quot;, Dam &quot;;[MonsterDatabase.I130];IF([MonsterDatabase.J130]=&quot;-&quot;;&quot;&quot;;CONCATENATE(&quot;, SA &quot;;[MonsterDatabase.J130]));&quot;.&quot;)" office:value-type="string" office:string-value="Spectre: AC 2, MV 15, HD 6, Atk 1, Dam 1d6, SA Flight (30), MagicToHit (1), EnergyDrain (2), Spawn." calcext:value-type="string">
            <text:p>Spectre: AC 2, MV 15, HD 6, Atk 1, Dam 1d6, SA Flight (30), MagicToHit (1), EnergyDrain (2), Spawn.</text:p>
          </table:table-cell>
          <table:table-cell table:number-columns-repeated="1023"/>
        </table:table-row>
        <table:table-row table:style-name="ro6">
          <table:table-cell table:formula="of:=CONCATENATE([MonsterDatabase.A131];&quot;: AC &quot;;[MonsterDatabase.C131];&quot;, MV &quot;;[MonsterDatabase.D131];&quot;, HD &quot;;[MonsterDatabase.E131];&quot;, Atk &quot;;[MonsterDatabase.H131];&quot;, Dam &quot;;[MonsterDatabase.I131];IF([MonsterDatabase.J131]=&quot;-&quot;;&quot;&quot;;CONCATENATE(&quot;, SA &quot;;[MonsterDatabase.J131]));&quot;.&quot;)" office:value-type="string" office:string-value="Vampire: AC 2, MV 12, HD 8, Atk 1, Dam 1d6, SA Flight (12), MagicToHit (1), EnergyDrain (2), Regeneration (3), Charm (2), Spawn, SummonVermin, Polymorphism." calcext:value-type="string">
            <text:p>Vampire: AC 2, MV 12, HD 8, Atk 1, Dam 1d6, SA Flight (12), MagicToHit (1), EnergyDrain (2), Regeneration (3), Charm (2), Spawn, SummonVermin, Polymorphism.</text:p>
          </table:table-cell>
          <table:table-cell table:number-columns-repeated="1023"/>
        </table:table-row>
        <table:table-row table:style-name="ro6">
          <table:table-cell table:formula="of:=CONCATENATE([MonsterDatabase.A132];&quot;: AC &quot;;[MonsterDatabase.C132];&quot;, MV &quot;;[MonsterDatabase.D132];&quot;, HD &quot;;[MonsterDatabase.E132];&quot;, Atk &quot;;[MonsterDatabase.H132];&quot;, Dam &quot;;[MonsterDatabase.I132];IF([MonsterDatabase.J132]=&quot;-&quot;;&quot;&quot;;CONCATENATE(&quot;, SA &quot;;[MonsterDatabase.J132]));&quot;.&quot;)" office:value-type="string" office:string-value="Lich: AC 3, MV 6, HD 10, Atk 1, Dam 1d10, SA Fear, Spells, Paralysis." calcext:value-type="string">
            <text:p>Lich: AC 3, MV 6, HD 10, Atk 1, Dam 1d10, SA Fear, Spells, Paralysis.</text:p>
          </table:table-cell>
          <table:table-cell table:number-columns-repeated="1023"/>
        </table:table-row>
        <table:table-row table:style-name="ro6">
          <table:table-cell table:formula="of:=CONCATENATE([MonsterDatabase.A133];&quot;: AC &quot;;[MonsterDatabase.C133];&quot;, MV &quot;;[MonsterDatabase.D133];&quot;, HD &quot;;[MonsterDatabase.E133];&quot;, Atk &quot;;[MonsterDatabase.H133];&quot;, Dam &quot;;[MonsterDatabase.I133];IF([MonsterDatabase.J133]=&quot;-&quot;;&quot;&quot;;CONCATENATE(&quot;, SA &quot;;[MonsterDatabase.J133]));&quot;.&quot;)" office:value-type="string" office:string-value="Djinni: AC 5, MV 9, HD 7+1, Atk 1, Dam 2d6-1, SA Flight (24), Creation, Illusion, Invisibility, GaseousForm, Whirlwind (1)." calcext:value-type="string">
            <text:p>Djinni: AC 5, MV 9, HD 7+1, Atk 1, Dam 2d6-1, SA Flight (24), Creation, Illusion, Invisibility, GaseousForm, Whirlwind (1).</text:p>
          </table:table-cell>
          <table:table-cell table:number-columns-repeated="1023"/>
        </table:table-row>
        <table:table-row table:style-name="ro6">
          <table:table-cell table:formula="of:=CONCATENATE([MonsterDatabase.A134];&quot;: AC &quot;;[MonsterDatabase.C134];&quot;, MV &quot;;[MonsterDatabase.D134];&quot;, HD &quot;;[MonsterDatabase.E134];&quot;, Atk &quot;;[MonsterDatabase.H134];&quot;, Dam &quot;;[MonsterDatabase.I134];IF([MonsterDatabase.J134]=&quot;-&quot;;&quot;&quot;;CONCATENATE(&quot;, SA &quot;;[MonsterDatabase.J134]));&quot;.&quot;)" office:value-type="string" office:string-value="Invisible Stalker: AC 3, MV 12, HD 8, Atk 1, Dam 2d6, SA Invisibility, Tracking." calcext:value-type="string">
            <text:p>Invisible Stalker: AC 3, MV 12, HD 8, Atk 1, Dam 2d6, SA Invisibility, Tracking.</text:p>
          </table:table-cell>
          <table:table-cell table:number-columns-repeated="1023"/>
        </table:table-row>
        <table:table-row table:style-name="ro6">
          <table:table-cell table:formula="of:=CONCATENATE([MonsterDatabase.A135];&quot;: AC &quot;;[MonsterDatabase.C135];&quot;, MV &quot;;[MonsterDatabase.D135];&quot;, HD &quot;;[MonsterDatabase.E135];&quot;, Atk &quot;;[MonsterDatabase.H135];&quot;, Dam &quot;;[MonsterDatabase.I135];IF([MonsterDatabase.J135]=&quot;-&quot;;&quot;&quot;;CONCATENATE(&quot;, SA &quot;;[MonsterDatabase.J135]));&quot;.&quot;)" office:value-type="string" office:string-value="Efreeti: AC 3, MV 9, HD 10, Atk 1, Dam 2d6, SA Flight (24), Creation, Illusion, Invisibility, GaseousForm, WallOfFire." calcext:value-type="string">
            <text:p>Efreeti: AC 3, MV 9, HD 10, Atk 1, Dam 2d6, SA Flight (24), Creation, Illusion, Invisibility, GaseousForm, WallOfFire.</text:p>
          </table:table-cell>
          <table:table-cell table:number-columns-repeated="1023"/>
        </table:table-row>
        <table:table-row table:style-name="ro6">
          <table:table-cell table:formula="of:=CONCATENATE([MonsterDatabase.A136];&quot;: AC &quot;;[MonsterDatabase.C136];&quot;, MV &quot;;[MonsterDatabase.D136];&quot;, HD &quot;;[MonsterDatabase.E136];&quot;, Atk &quot;;[MonsterDatabase.H136];&quot;, Dam &quot;;[MonsterDatabase.I136];IF([MonsterDatabase.J136]=&quot;-&quot;;&quot;&quot;;CONCATENATE(&quot;, SA &quot;;[MonsterDatabase.J136]));&quot;.&quot;)" office:value-type="string" office:string-value="Will-O-Wisp: AC -8, MV 18, HD 9, Atk 1, Dam 2d6, SA Light, Invisibility." calcext:value-type="string">
            <text:p>Will-O-Wisp: AC -8, MV 18, HD 9, Atk 1, Dam 2d6, SA Light, Invisibility.</text:p>
          </table:table-cell>
          <table:table-cell table:number-columns-repeated="1023"/>
        </table:table-row>
        <table:table-row table:style-name="ro6">
          <table:table-cell table:formula="of:=CONCATENATE([MonsterDatabase.A137];&quot;: AC &quot;;[MonsterDatabase.C137];&quot;, MV &quot;;[MonsterDatabase.D137];&quot;, HD &quot;;[MonsterDatabase.E137];&quot;, Atk &quot;;[MonsterDatabase.H137];&quot;, Dam &quot;;[MonsterDatabase.I137];IF([MonsterDatabase.J137]=&quot;-&quot;;&quot;&quot;;CONCATENATE(&quot;, SA &quot;;[MonsterDatabase.J137]));&quot;.&quot;)" office:value-type="string" office:string-value="Air Elemental, Small: AC 2, MV 36, HD 8, Atk 1, Dam 1d6, SA Flight (36), Whirlwind (3), MagicToHit (2)." calcext:value-type="string">
            <text:p>Air Elemental, Small: AC 2, MV 36, HD 8, Atk 1, Dam 1d6, SA Flight (36), Whirlwind (3), MagicToHit (2).</text:p>
          </table:table-cell>
          <table:table-cell table:number-columns-repeated="1023"/>
        </table:table-row>
        <table:table-row table:style-name="ro6">
          <table:table-cell table:formula="of:=CONCATENATE([MonsterDatabase.A138];&quot;: AC &quot;;[MonsterDatabase.C138];&quot;, MV &quot;;[MonsterDatabase.D138];&quot;, HD &quot;;[MonsterDatabase.E138];&quot;, Atk &quot;;[MonsterDatabase.H138];&quot;, Dam &quot;;[MonsterDatabase.I138];IF([MonsterDatabase.J138]=&quot;-&quot;;&quot;&quot;;CONCATENATE(&quot;, SA &quot;;[MonsterDatabase.J138]));&quot;.&quot;)" office:value-type="string" office:string-value="Fire Elemental, Small: AC 2, MV 12, HD 8, Atk 1, Dam 2d6, SA MagicToHit (2)." calcext:value-type="string">
            <text:p>Fire Elemental, Small: AC 2, MV 12, HD 8, Atk 1, Dam 2d6, SA MagicToHit (2).</text:p>
          </table:table-cell>
          <table:table-cell table:number-columns-repeated="1023"/>
        </table:table-row>
        <table:table-row table:style-name="ro6">
          <table:table-cell table:formula="of:=CONCATENATE([MonsterDatabase.A139];&quot;: AC &quot;;[MonsterDatabase.C139];&quot;, MV &quot;;[MonsterDatabase.D139];&quot;, HD &quot;;[MonsterDatabase.E139];&quot;, Atk &quot;;[MonsterDatabase.H139];&quot;, Dam &quot;;[MonsterDatabase.I139];IF([MonsterDatabase.J139]=&quot;-&quot;;&quot;&quot;;CONCATENATE(&quot;, SA &quot;;[MonsterDatabase.J139]));&quot;.&quot;)" office:value-type="string" office:string-value="Water Elemental, Small: AC 2, MV 6, HD 8, Atk 1, Dam 2d6, SA Swim (18), MagicToHit (2)." calcext:value-type="string">
            <text:p>Water Elemental, Small: AC 2, MV 6, HD 8, Atk 1, Dam 2d6, SA Swim (18), MagicToHit (2).</text:p>
          </table:table-cell>
          <table:table-cell table:number-columns-repeated="1023"/>
        </table:table-row>
        <table:table-row table:style-name="ro6">
          <table:table-cell table:formula="of:=CONCATENATE([MonsterDatabase.A140];&quot;: AC &quot;;[MonsterDatabase.C140];&quot;, MV &quot;;[MonsterDatabase.D140];&quot;, HD &quot;;[MonsterDatabase.E140];&quot;, Atk &quot;;[MonsterDatabase.H140];&quot;, Dam &quot;;[MonsterDatabase.I140];IF([MonsterDatabase.J140]=&quot;-&quot;;&quot;&quot;;CONCATENATE(&quot;, SA &quot;;[MonsterDatabase.J140]));&quot;.&quot;)" office:value-type="string" office:string-value="Earth Elemental, Small: AC 2, MV 6, HD 8, Atk 1, Dam 3d6, SA MagicToHit (2)." calcext:value-type="string">
            <text:p>Earth Elemental, Small: AC 2, MV 6, HD 8, Atk 1, Dam 3d6, SA MagicToHit (2).</text:p>
          </table:table-cell>
          <table:table-cell table:number-columns-repeated="1023"/>
        </table:table-row>
        <table:table-row table:style-name="ro6">
          <table:table-cell table:formula="of:=CONCATENATE([MonsterDatabase.A141];&quot;: AC &quot;;[MonsterDatabase.C141];&quot;, MV &quot;;[MonsterDatabase.D141];&quot;, HD &quot;;[MonsterDatabase.E141];&quot;, Atk &quot;;[MonsterDatabase.H141];&quot;, Dam &quot;;[MonsterDatabase.I141];IF([MonsterDatabase.J141]=&quot;-&quot;;&quot;&quot;;CONCATENATE(&quot;, SA &quot;;[MonsterDatabase.J141]));&quot;.&quot;)" office:value-type="string" office:string-value="Air Elemental, Medium: AC 2, MV 36, HD 12, Atk 1, Dam 1d6, SA Flight (36), Whirlwind (3), MagicToHit (2)." calcext:value-type="string">
            <text:p>Air Elemental, Medium: AC 2, MV 36, HD 12, Atk 1, Dam 1d6, SA Flight (36), Whirlwind (3), MagicToHit (2).</text:p>
          </table:table-cell>
          <table:table-cell table:number-columns-repeated="1023"/>
        </table:table-row>
        <table:table-row table:style-name="ro6">
          <table:table-cell table:formula="of:=CONCATENATE([MonsterDatabase.A142];&quot;: AC &quot;;[MonsterDatabase.C142];&quot;, MV &quot;;[MonsterDatabase.D142];&quot;, HD &quot;;[MonsterDatabase.E142];&quot;, Atk &quot;;[MonsterDatabase.H142];&quot;, Dam &quot;;[MonsterDatabase.I142];IF([MonsterDatabase.J142]=&quot;-&quot;;&quot;&quot;;CONCATENATE(&quot;, SA &quot;;[MonsterDatabase.J142]));&quot;.&quot;)" office:value-type="string" office:string-value="Fire Elemental, Medium: AC 2, MV 12, HD 12, Atk 1, Dam 2d6, SA MagicToHit (2)." calcext:value-type="string">
            <text:p>Fire Elemental, Medium: AC 2, MV 12, HD 12, Atk 1, Dam 2d6, SA MagicToHit (2).</text:p>
          </table:table-cell>
          <table:table-cell table:number-columns-repeated="1023"/>
        </table:table-row>
        <table:table-row table:style-name="ro6">
          <table:table-cell table:formula="of:=CONCATENATE([MonsterDatabase.A143];&quot;: AC &quot;;[MonsterDatabase.C143];&quot;, MV &quot;;[MonsterDatabase.D143];&quot;, HD &quot;;[MonsterDatabase.E143];&quot;, Atk &quot;;[MonsterDatabase.H143];&quot;, Dam &quot;;[MonsterDatabase.I143];IF([MonsterDatabase.J143]=&quot;-&quot;;&quot;&quot;;CONCATENATE(&quot;, SA &quot;;[MonsterDatabase.J143]));&quot;.&quot;)" office:value-type="string" office:string-value="Water Elemental, Medium: AC 2, MV 6, HD 12, Atk 1, Dam 2d6, SA Swim (18), MagicToHit (2)." calcext:value-type="string">
            <text:p>Water Elemental, Medium: AC 2, MV 6, HD 12, Atk 1, Dam 2d6, SA Swim (18), MagicToHit (2).</text:p>
          </table:table-cell>
          <table:table-cell table:number-columns-repeated="1023"/>
        </table:table-row>
        <table:table-row table:style-name="ro6">
          <table:table-cell table:formula="of:=CONCATENATE([MonsterDatabase.A144];&quot;: AC &quot;;[MonsterDatabase.C144];&quot;, MV &quot;;[MonsterDatabase.D144];&quot;, HD &quot;;[MonsterDatabase.E144];&quot;, Atk &quot;;[MonsterDatabase.H144];&quot;, Dam &quot;;[MonsterDatabase.I144];IF([MonsterDatabase.J144]=&quot;-&quot;;&quot;&quot;;CONCATENATE(&quot;, SA &quot;;[MonsterDatabase.J144]));&quot;.&quot;)" office:value-type="string" office:string-value="Earth Elemental, Medium: AC 2, MV 6, HD 12, Atk 1, Dam 3d6, SA MagicToHit (2)." calcext:value-type="string">
            <text:p>Earth Elemental, Medium: AC 2, MV 6, HD 12, Atk 1, Dam 3d6, SA MagicToHit (2).</text:p>
          </table:table-cell>
          <table:table-cell table:number-columns-repeated="1023"/>
        </table:table-row>
        <table:table-row table:style-name="ro6">
          <table:table-cell table:formula="of:=CONCATENATE([MonsterDatabase.A145];&quot;: AC &quot;;[MonsterDatabase.C145];&quot;, MV &quot;;[MonsterDatabase.D145];&quot;, HD &quot;;[MonsterDatabase.E145];&quot;, Atk &quot;;[MonsterDatabase.H145];&quot;, Dam &quot;;[MonsterDatabase.I145];IF([MonsterDatabase.J145]=&quot;-&quot;;&quot;&quot;;CONCATENATE(&quot;, SA &quot;;[MonsterDatabase.J145]));&quot;.&quot;)" office:value-type="string" office:string-value="Air Elemental, Large: AC 2, MV 36, HD 16, Atk 1, Dam 1d6, SA Flight (36), Whirlwind (3), MagicToHit (2)." calcext:value-type="string">
            <text:p>Air Elemental, Large: AC 2, MV 36, HD 16, Atk 1, Dam 1d6, SA Flight (36), Whirlwind (3), MagicToHit (2).</text:p>
          </table:table-cell>
          <table:table-cell table:number-columns-repeated="1023"/>
        </table:table-row>
        <table:table-row table:style-name="ro6">
          <table:table-cell table:formula="of:=CONCATENATE([MonsterDatabase.A146];&quot;: AC &quot;;[MonsterDatabase.C146];&quot;, MV &quot;;[MonsterDatabase.D146];&quot;, HD &quot;;[MonsterDatabase.E146];&quot;, Atk &quot;;[MonsterDatabase.H146];&quot;, Dam &quot;;[MonsterDatabase.I146];IF([MonsterDatabase.J146]=&quot;-&quot;;&quot;&quot;;CONCATENATE(&quot;, SA &quot;;[MonsterDatabase.J146]));&quot;.&quot;)" office:value-type="string" office:string-value="Fire Elemental, Large: AC 2, MV 12, HD 16, Atk 1, Dam 2d6, SA MagicToHit (2)." calcext:value-type="string">
            <text:p>Fire Elemental, Large: AC 2, MV 12, HD 16, Atk 1, Dam 2d6, SA MagicToHit (2).</text:p>
          </table:table-cell>
          <table:table-cell table:number-columns-repeated="1023"/>
        </table:table-row>
        <table:table-row table:style-name="ro6">
          <table:table-cell table:formula="of:=CONCATENATE([MonsterDatabase.A147];&quot;: AC &quot;;[MonsterDatabase.C147];&quot;, MV &quot;;[MonsterDatabase.D147];&quot;, HD &quot;;[MonsterDatabase.E147];&quot;, Atk &quot;;[MonsterDatabase.H147];&quot;, Dam &quot;;[MonsterDatabase.I147];IF([MonsterDatabase.J147]=&quot;-&quot;;&quot;&quot;;CONCATENATE(&quot;, SA &quot;;[MonsterDatabase.J147]));&quot;.&quot;)" office:value-type="string" office:string-value="Water Elemental, Large: AC 2, MV 6, HD 16, Atk 1, Dam 2d6, SA Swim (18), MagicToHit (2)." calcext:value-type="string">
            <text:p>Water Elemental, Large: AC 2, MV 6, HD 16, Atk 1, Dam 2d6, SA Swim (18), MagicToHit (2).</text:p>
          </table:table-cell>
          <table:table-cell table:number-columns-repeated="1023"/>
        </table:table-row>
        <table:table-row table:style-name="ro6">
          <table:table-cell table:formula="of:=CONCATENATE([MonsterDatabase.A148];&quot;: AC &quot;;[MonsterDatabase.C148];&quot;, MV &quot;;[MonsterDatabase.D148];&quot;, HD &quot;;[MonsterDatabase.E148];&quot;, Atk &quot;;[MonsterDatabase.H148];&quot;, Dam &quot;;[MonsterDatabase.I148];IF([MonsterDatabase.J148]=&quot;-&quot;;&quot;&quot;;CONCATENATE(&quot;, SA &quot;;[MonsterDatabase.J148]));&quot;.&quot;)" office:value-type="string" office:string-value="Earth Elemental, Large: AC 2, MV 6, HD 16, Atk 1, Dam 3d6, SA MagicToHit (2)." calcext:value-type="string">
            <text:p>Earth Elemental, Large: AC 2, MV 6, HD 16, Atk 1, Dam 3d6, SA MagicToHit (2).</text:p>
          </table:table-cell>
          <table:table-cell table:number-columns-repeated="1023"/>
        </table:table-row>
        <table:table-row table:style-name="ro6" table:number-rows-repeated="10484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leLevels" table:style-name="ta1">
        <office:forms form:automatic-focus="false" form:apply-design-mode="false"/>
        <table:table-column table:style-name="co13" table:default-cell-style-name="ce14"/>
        <table:table-column table:style-name="co14" table:default-cell-style-name="ce14"/>
        <table:table-row table:style-name="ro6">
          <table:table-cell table:style-name="ce13" office:value-type="string" calcext:value-type="string">
            <text:p>EHD</text:p>
          </table:table-cell>
          <table:table-cell table:style-name="ce13" office:value-type="string" calcext:value-type="string">
            <text:p>Table</text:p>
          </table:table-cell>
        </table:table-row>
        <table:table-row table:style-name="ro6">
          <table:table-cell table:number-columns-repeated="2" office:value-type="float" office:value="0" calcext:value-type="float">
            <text:p>0</text:p>
          </table:table-cell>
        </table:table-row>
        <table:table-row table:style-name="ro6">
          <table:table-cell table:number-columns-repeated="2" office:value-type="float" office:value="1" calcext:value-type="float">
            <text:p>1</text:p>
          </table:table-cell>
        </table:table-row>
        <table:table-row table:style-name="ro6">
          <table:table-cell table:number-columns-repeated="2" office:value-type="float" office:value="2" calcext:value-type="float">
            <text:p>2</text:p>
          </table:table-cell>
        </table:table-row>
        <table:table-row table:style-name="ro6">
          <table:table-cell table:number-columns-repeated="2" office:value-type="float" office:value="3" calcext:value-type="float">
            <text:p>3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6" table:number-rows-repeated="1048567">
          <table:table-cell table:number-columns-repeated="2"/>
        </table:table-row>
        <table:table-row table:style-name="ro6">
          <table:table-cell table:number-columns-repeated="2"/>
        </table:table-row>
      </table:table>
      <table:named-expressions/>
      <table:database-ranges>
        <table:database-range table:name="__Anonymous_Sheet_DB__0" table:target-range-address="MonsterDatabase.A1:MonsterDatabase.AMJ1048576">
          <table:sort>
            <table:sort-by table:field-number="11" table:data-type="automatic"/>
            <table:sort-by table:field-number="12" table:data-type="automatic"/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1" loext:min-decimal-places="1" number:min-integer-digits="1" number:grouping="true"/>
    </number:number-style>
    <number:number-style style:name="N128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41.05pt" fo:margin-left="36pt" fo:margin-right="36pt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/00/0000</text:date>, <text:time style:data-style-name="N2" text:time-value="20:56:31.9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1T21:15:05.316000000</dc:date>
    <dc:creator>Dan Collins</dc:creator>
    <meta:editing-duration>P1DT19H39M9S</meta:editing-duration>
    <meta:editing-cycles>281</meta:editing-cycles>
    <meta:generator>LibreOffice/5.2.6.2$Windows_X86_64 LibreOffice_project/a3100ed2409ebf1c212f5048fbe377c281438fdc</meta:generator>
    <meta:document-statistic meta:table-count="3" meta:cell-count="2680" meta:object-count="0"/>
  </office:meta>
</office:document-meta>
</file>